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meta.xml" manifest:media-type="text/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Configurations2/" manifest:media-type="application/vnd.sun.xml.ui.configuration"/>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manifest.rdf" manifest:media-type="application/rdf+xml"/>
  <manifest:file-entry manifest:full-path="Object 10/content.xml" manifest:media-type="text/xml"/>
  <manifest:file-entry manifest:full-path="Object 10/styles.xml" manifest:media-type="text/xml"/>
  <manifest:file-entry manifest:full-path="Object 10/meta.xml" manifest:media-type="text/xml"/>
  <manifest:file-entry manifest:full-path="Object 10/" manifest:media-type="application/vnd.oasis.opendocument.chart"/>
  <manifest:file-entry manifest:full-path="layout-cache" manifest:media-type="application/binary"/>
  <manifest:file-entry manifest:full-path="Object 7/content.xml" manifest:media-type="text/xml"/>
  <manifest:file-entry manifest:full-path="Object 7/styles.xml" manifest:media-type="text/xml"/>
  <manifest:file-entry manifest:full-path="Object 7/meta.xml" manifest:media-type="text/xml"/>
  <manifest:file-entry manifest:full-path="Object 7/" manifest:media-type="application/vnd.oasis.opendocument.chart"/>
  <manifest:file-entry manifest:full-path="settings.xml" manifest:media-type="text/xml"/>
  <manifest:file-entry manifest:full-path="Object 8/content.xml" manifest:media-type="text/xml"/>
  <manifest:file-entry manifest:full-path="Object 8/styles.xml" manifest:media-type="text/xml"/>
  <manifest:file-entry manifest:full-path="Object 8/meta.xml" manifest:media-type="text/xml"/>
  <manifest:file-entry manifest:full-path="Object 8/" manifest:media-type="application/vnd.oasis.opendocument.char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styles.xml" manifest:media-type="text/xml"/>
  <manifest:file-entry manifest:full-path="Object 9/content.xml" manifest:media-type="text/xml"/>
  <manifest:file-entry manifest:full-path="Object 9/styles.xml" manifest:media-type="text/xml"/>
  <manifest:file-entry manifest:full-path="Object 9/meta.xml" manifest:media-type="text/xml"/>
  <manifest:file-entry manifest:full-path="Object 9/" manifest:media-type="application/vnd.oasis.opendocument.chart"/>
  <manifest:file-entry manifest:full-path="Object 6/content.xml" manifest:media-type="text/xml"/>
  <manifest:file-entry manifest:full-path="Object 6/styles.xml" manifest:media-type="text/xml"/>
  <manifest:file-entry manifest:full-path="Object 6/meta.xml" manifest:media-type="text/xml"/>
  <manifest:file-entry manifest:full-path="Object 6/"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paragraph-properties fo:text-align="justify" style:justify-single-word="false"/>
      <style:text-properties officeooo:rsid="00063898" officeooo:paragraph-rsid="00063898"/>
    </style:style>
    <style:style style:name="P2" style:family="paragraph" style:parent-style-name="Text_20_body">
      <style:paragraph-properties fo:text-align="justify" style:justify-single-word="false"/>
      <style:text-properties officeooo:rsid="0007f538" officeooo:paragraph-rsid="0007f538"/>
    </style:style>
    <style:style style:name="P3" style:family="paragraph" style:parent-style-name="Text_20_body">
      <style:paragraph-properties fo:text-align="justify" style:justify-single-word="false"/>
      <style:text-properties officeooo:rsid="00096dcb" officeooo:paragraph-rsid="00096dcb"/>
    </style:style>
    <style:style style:name="P4" style:family="paragraph" style:parent-style-name="Text_20_body">
      <style:paragraph-properties fo:text-align="justify" style:justify-single-word="false"/>
      <style:text-properties officeooo:rsid="000cb513" officeooo:paragraph-rsid="000cb513"/>
    </style:style>
    <style:style style:name="P5" style:family="paragraph" style:parent-style-name="Text_20_body">
      <style:text-properties officeooo:paragraph-rsid="000cb513"/>
    </style:style>
    <style:style style:name="P6" style:family="paragraph" style:parent-style-name="Text_20_body">
      <style:text-properties officeooo:paragraph-rsid="00105024"/>
    </style:style>
    <style:style style:name="P7" style:family="paragraph" style:parent-style-name="Text_20_body">
      <style:text-properties officeooo:paragraph-rsid="0010f22d"/>
    </style:style>
    <style:style style:name="P8" style:family="paragraph" style:parent-style-name="Text_20_body">
      <style:text-properties officeooo:paragraph-rsid="0012bfce"/>
    </style:style>
    <style:style style:name="P9" style:family="paragraph" style:parent-style-name="Text_20_body">
      <style:paragraph-properties fo:text-align="justify" style:justify-single-word="false"/>
      <style:text-properties officeooo:rsid="0012e549" officeooo:paragraph-rsid="0012e549"/>
    </style:style>
    <style:style style:name="P10" style:family="paragraph" style:parent-style-name="Text_20_body">
      <style:text-properties officeooo:paragraph-rsid="0012e549"/>
    </style:style>
    <style:style style:name="P11" style:family="paragraph" style:parent-style-name="Text_20_body">
      <style:text-properties officeooo:paragraph-rsid="0013be11"/>
    </style:style>
    <style:style style:name="P12" style:family="paragraph" style:parent-style-name="Text_20_body">
      <style:text-properties officeooo:paragraph-rsid="001512de"/>
    </style:style>
    <style:style style:name="P13" style:family="paragraph" style:parent-style-name="Text_20_body">
      <style:text-properties officeooo:paragraph-rsid="0015512e"/>
    </style:style>
    <style:style style:name="P14" style:family="paragraph" style:parent-style-name="Text_20_body">
      <style:paragraph-properties fo:text-align="justify" style:justify-single-word="false"/>
      <style:text-properties officeooo:rsid="0015effb" officeooo:paragraph-rsid="0015effb"/>
    </style:style>
    <style:style style:name="P15" style:family="paragraph" style:parent-style-name="Text_20_body">
      <style:text-properties officeooo:paragraph-rsid="0015effb"/>
    </style:style>
    <style:style style:name="P16" style:family="paragraph" style:parent-style-name="Text_20_body">
      <style:paragraph-properties fo:text-align="justify" style:justify-single-word="false"/>
      <style:text-properties officeooo:rsid="00166021" officeooo:paragraph-rsid="00166021"/>
    </style:style>
    <style:style style:name="P17" style:family="paragraph" style:parent-style-name="Standard">
      <style:paragraph-properties fo:text-align="end" style:justify-single-word="false"/>
      <style:text-properties officeooo:rsid="00063898" officeooo:paragraph-rsid="00063898"/>
    </style:style>
    <style:style style:name="P18" style:family="paragraph" style:parent-style-name="Title">
      <style:text-properties officeooo:rsid="00063898" officeooo:paragraph-rsid="00063898"/>
    </style:style>
    <style:style style:name="P19" style:family="paragraph" style:parent-style-name="Subtitle">
      <style:text-properties officeooo:rsid="00063898" officeooo:paragraph-rsid="00063898"/>
    </style:style>
    <style:style style:name="P20" style:family="paragraph" style:parent-style-name="Standard">
      <style:paragraph-properties fo:text-align="justify" style:justify-single-word="false"/>
      <style:text-properties officeooo:rsid="0016ec99" officeooo:paragraph-rsid="0016ec99"/>
    </style:style>
    <style:style style:name="P21" style:family="paragraph" style:parent-style-name="Heading_20_1">
      <style:text-properties officeooo:rsid="00063898" officeooo:paragraph-rsid="00063898"/>
    </style:style>
    <style:style style:name="P22" style:family="paragraph" style:parent-style-name="Heading_20_1">
      <style:text-properties officeooo:rsid="00096dcb" officeooo:paragraph-rsid="00096dcb"/>
    </style:style>
    <style:style style:name="P23" style:family="paragraph" style:parent-style-name="Heading_20_1">
      <style:text-properties officeooo:rsid="000b09e9" officeooo:paragraph-rsid="000b09e9"/>
    </style:style>
    <style:style style:name="P24" style:family="paragraph" style:parent-style-name="Heading_20_2">
      <style:text-properties officeooo:rsid="000cb513" officeooo:paragraph-rsid="000cb513"/>
    </style:style>
    <style:style style:name="P25" style:family="paragraph" style:parent-style-name="Heading_20_2">
      <style:text-properties officeooo:rsid="0012e549" officeooo:paragraph-rsid="0012e549"/>
    </style:style>
    <style:style style:name="P26" style:family="paragraph" style:parent-style-name="Heading_20_3">
      <style:text-properties officeooo:rsid="000cb513" officeooo:paragraph-rsid="000cb513"/>
    </style:style>
    <style:style style:name="P27" style:family="paragraph" style:parent-style-name="Heading_20_3">
      <style:text-properties officeooo:rsid="00105024" officeooo:paragraph-rsid="00105024"/>
    </style:style>
    <style:style style:name="P28" style:family="paragraph" style:parent-style-name="Heading_20_3">
      <style:text-properties officeooo:rsid="0010f22d" officeooo:paragraph-rsid="0010f22d"/>
    </style:style>
    <style:style style:name="P29" style:family="paragraph" style:parent-style-name="Heading_20_3">
      <style:text-properties officeooo:rsid="0012bfce" officeooo:paragraph-rsid="0012bfce"/>
    </style:style>
    <style:style style:name="P30" style:family="paragraph" style:parent-style-name="Heading_20_3">
      <style:text-properties officeooo:rsid="0012e549" officeooo:paragraph-rsid="0012e549"/>
    </style:style>
    <style:style style:name="P31" style:family="paragraph" style:parent-style-name="Heading_20_3">
      <style:text-properties officeooo:rsid="0013be11" officeooo:paragraph-rsid="0013be11"/>
    </style:style>
    <style:style style:name="P32" style:family="paragraph" style:parent-style-name="Heading_20_3">
      <style:text-properties officeooo:rsid="001512de" officeooo:paragraph-rsid="001512de"/>
    </style:style>
    <style:style style:name="P33" style:family="paragraph" style:parent-style-name="Heading_20_3">
      <style:text-properties officeooo:rsid="0015512e" officeooo:paragraph-rsid="0015512e"/>
    </style:style>
    <style:style style:name="P34" style:family="paragraph" style:parent-style-name="Heading_20_3">
      <style:text-properties officeooo:rsid="0015effb" officeooo:paragraph-rsid="0015effb"/>
    </style:style>
    <style:style style:name="P35" style:family="paragraph" style:parent-style-name="Text_20_body" style:list-style-name="L1">
      <style:paragraph-properties fo:text-align="justify" style:justify-single-word="false"/>
      <style:text-properties officeooo:rsid="00096dcb" officeooo:paragraph-rsid="00096dcb"/>
    </style:style>
    <style:style style:name="T1" style:family="text">
      <style:text-properties officeooo:rsid="0007f538"/>
    </style:style>
    <style:style style:name="T2" style:family="text">
      <style:text-properties officeooo:rsid="000cb513"/>
    </style:style>
    <style:style style:name="T3" style:family="text">
      <style:text-properties fo:font-style="italic" style:font-style-asian="italic" style:font-style-complex="italic"/>
    </style:style>
    <style:style style:name="T4" style:family="text">
      <style:text-properties style:text-position="super 58%"/>
    </style:style>
    <style:style style:name="T5" style:family="text">
      <style:text-properties officeooo:rsid="0013be11"/>
    </style:style>
    <style:style style:name="T6" style:family="text">
      <style:text-properties officeooo:rsid="00166021"/>
    </style:style>
    <style:style style:name="T7" style:family="text">
      <style:text-properties officeooo:rsid="001681e5"/>
    </style:style>
    <style:style style:name="fr1" style:family="graphic" style:parent-style-name="OLE">
      <style:graphic-properties style:vertical-pos="top" style:vertical-rel="paragraph" style:horizontal-pos="center" style:horizontal-rel="paragraph" draw:ole-draw-aspect="1"/>
    </style:style>
    <style:style style:name="fr2" style:family="graphic" style:parent-style-name="OLE">
      <style:graphic-properties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Wiktor Gonczaronek 127191</text:p>
      <text:p text:style-name="P17">Poznań 27. 03. 2017 r.</text:p>
      <text:p text:style-name="P18">Algorytmy i struktury danych</text:p>
      <text:p text:style-name="P19">Badanie algorytmów sortowania</text:p>
      <text:h text:style-name="P21" text:outline-level="1">Cel badań</text:h>
      <text:p text:style-name="P1">Celem badań była ocena wydajności następujących algorytmów: Insertion Sort, Selection Sort, Heap Sort, Merge Sort oraz dla Quick Sort w wersji iteracyjnej i rekurencyjnej.</text:p>
      <text:h text:style-name="Heading_20_1" text:outline-level="1">Ś<text:span text:style-name="T1">rodowisko testowe</text:span></text:h>
      <text:p text:style-name="P2">Badania były wykonywane na komputerze z procesorem i5 2,7 GHz, 8GB RAM i systemem operacyjnym OS X 10.12 z kernelem Darwin Kernel Version 16.4.0. Na czas trwania testów wyłączono dostęp do sieci. <text:span text:style-name="T2">Algorytmy implementowano w języku Python w wersji 3.5.2.</text:span></text:p>
      <text:h text:style-name="P22" text:outline-level="1">Metodologia</text:h>
      <text:p text:style-name="P3">Każdy algorytm był badany dla 15 rozmiarów tablic danych zaczynając od 125 elementów i zwiększajac co 125. Każdy rozmiar zawierał 15 różnych zestawów danych w różnych wersjach:</text:p>
      <text:list xml:id="list8204387111991380724" text:style-name="L1">
        <text:list-item>
          <text:p text:style-name="P35">rosnącej z fluktuacją o 5 jednostek względem linii trendu,</text:p>
        </text:list-item>
        <text:list-item>
          <text:p text:style-name="P35">malejącej z fluktuacją o 5 jednostek względem linii trendu,</text:p>
        </text:list-item>
        <text:list-item>
          <text:p text:style-name="P35">stałej z fluktuacją +/- 0,5 rozmiaru tablicy,</text:p>
        </text:list-item>
        <text:list-item>
          <text:p text:style-name="P35">v-kształnej z fluktuacją o 5 jednostek względem linii trendu</text:p>
        </text:list-item>
        <text:list-item>
          <text:p text:style-name="P35">stałej o wartości 0,5 rozmiaru tablicy z fluktuacją +/- 5 jednostek.</text:p>
        </text:list-item>
      </text:list>
      <text:p text:style-name="P3">Z każdego zestawu wyciągnięto średnią w celu minimalizacji wpływu zdarzeń losowych.</text:p>
      <text:p text:style-name="P4">Do pomiaru czasu wykorzystano funkcję <text:span text:style-name="T3">time()</text:span> z modułu <text:span text:style-name="T3">time</text:span>. <text:span text:style-name="T5">W celu weryfikacji poprawności implementacji dla każdego algorytmu napisano test jednostkowy sprawdzający dla dużej (min. 1000) próby danych losowych czy każdy kolejny element jest nie mniejszy od poprzedniego.</text:span></text:p>
      <text:h text:style-name="P23" text:outline-level="1">Porównanie działania algorytmów</text:h>
      <text:h text:style-name="P24" text:outline-level="2">Ocena efektywności działania algorytmu w zależności od kształtu danych</text:h>
      <text:h text:style-name="P26" text:outline-level="3">Heapsort</text:h>
      <text:p text:style-name="P5"/>
      <text:p text:style-name="P5"><draw:frame draw:style-name="fr1" draw:name="Object1" text:anchor-type="paragraph" svg:width="15.998cm" svg:height="8.999cm" draw:z-index="0"><draw:object xlink:href="./Object 1" xlink:type="simple" xlink:show="embed" xlink:actuate="onLoad"/><draw:image xlink:href="./ObjectReplacements/Object 1" xlink:type="simple" xlink:show="embed" xlink:actuate="onLoad"/></draw:frame><text:soft-page-break/></text:p>
      <text:h text:style-name="P27" text:outline-level="3">Insertion sort</text:h>
      <text:p text:style-name="P6"/>
      <text:h text:style-name="P28" text:outline-level="3"><draw:frame draw:style-name="fr2" draw:name="Object2" text:anchor-type="paragraph" svg:width="16cm" svg:height="8.999cm" draw:z-index="1"><draw:object xlink:href="./Object 2" xlink:type="simple" xlink:show="embed" xlink:actuate="onLoad"/><draw:image xlink:href="./ObjectReplacements/Object 2" xlink:type="simple" xlink:show="embed" xlink:actuate="onLoad"/></draw:frame>Merge sort</text:h>
      <text:p text:style-name="P7"/>
      <text:h text:style-name="P29" text:outline-level="3"><draw:frame draw:style-name="fr1" draw:name="Object3" text:anchor-type="paragraph" svg:width="16cm" svg:height="8.999cm" draw:z-index="2"><draw:object xlink:href="./Object 3" xlink:type="simple" xlink:show="embed" xlink:actuate="onLoad"/><draw:image xlink:href="./ObjectReplacements/Object 3" xlink:type="simple" xlink:show="embed" xlink:actuate="onLoad"/></draw:frame><text:soft-page-break/>Selection sort</text:h>
      <text:p text:style-name="P8"/>
      <text:h text:style-name="P30" text:outline-level="3"><draw:frame draw:style-name="fr2" draw:name="Object4" text:anchor-type="paragraph" svg:width="16cm" svg:height="8.999cm" draw:z-index="3"><draw:object xlink:href="./Object 4" xlink:type="simple" xlink:show="embed" xlink:actuate="onLoad"/><draw:image xlink:href="./ObjectReplacements/Object 4" xlink:type="simple" xlink:show="embed" xlink:actuate="onLoad"/></draw:frame>Wnioski</text:h>
      <text:p text:style-name="P9">Algorytmy zachowały się zgodnie z oczekiwaniami. Merge sort i heap sort ze względu na stałe czasy podziału imergowania oraz budowy kopca osiągnłęy neizależnie od typu danych czas O(n log(n)). W przypadku insertion sort nastąpiła pewna anomalia dla danych malejących (jeden punkt mocno odstaje), co nie wpłynęło na całość oceny. Wyraźnie zaznaczył się przypadek optymistyczny z prawie posortowanymi danymi, <text:span text:style-name="T7">w którym algorytm szybciej dochodzi do końca działania</text:span>. Selection sort osiągnął czasu O(n<text:span text:style-name="T4">2</text:span>), co można byłoby poprawić np. przez wprowadzenie flagi sygnalizującej wprowadzenie zmian w wyszukiwaniu maksymalnego elementu podobnie jak ma to miejsce w bubble sort.</text:p>
      <text:h text:style-name="P25" text:outline-level="2"><text:soft-page-break/>Ocena wpływu doboru algorytmu do typu danych na czas sortowania</text:h>
      <text:h text:style-name="P30" text:outline-level="3">Dane rosnące</text:h>
      <text:p text:style-name="P10"/>
      <text:h text:style-name="P31" text:outline-level="3"><draw:frame draw:style-name="fr2" draw:name="Object5" text:anchor-type="paragraph" svg:width="16cm" svg:height="8.999cm" draw:z-index="4"><draw:object xlink:href="./Object 5" xlink:type="simple" xlink:show="embed" xlink:actuate="onLoad"/><draw:image xlink:href="./ObjectReplacements/Object 5" xlink:type="simple" xlink:show="embed" xlink:actuate="onLoad"/></draw:frame>Dane stałe</text:h>
      <text:p text:style-name="P11"/>
      <text:h text:style-name="P32" text:outline-level="3"><draw:frame draw:style-name="fr2" draw:name="Object6" text:anchor-type="paragraph" svg:width="16cm" svg:height="8.999cm" draw:z-index="5"><draw:object xlink:href="./Object 6" xlink:type="simple" xlink:show="embed" xlink:actuate="onLoad"/><draw:image xlink:href="./ObjectReplacements/Object 6" xlink:type="simple" xlink:show="embed" xlink:actuate="onLoad"/></draw:frame>Dane malejące</text:h>
      <text:p text:style-name="P12"/>
      <text:h text:style-name="P33" text:outline-level="3"><draw:frame draw:style-name="fr1" draw:name="Object7" text:anchor-type="paragraph" svg:width="16cm" svg:height="8.999cm" draw:z-index="6"><draw:object xlink:href="./Object 7" xlink:type="simple" xlink:show="embed" xlink:actuate="onLoad"/><draw:image xlink:href="./ObjectReplacements/Object 7" xlink:type="simple" xlink:show="embed" xlink:actuate="onLoad"/></draw:frame><text:soft-page-break/>Dane losowe</text:h>
      <text:p text:style-name="P13"/>
      <text:h text:style-name="P34" text:outline-level="3"><draw:frame draw:style-name="fr2" draw:name="Object8" text:anchor-type="paragraph" svg:width="16cm" svg:height="8.999cm" draw:z-index="7"><draw:object xlink:href="./Object 8" xlink:type="simple" xlink:show="embed" xlink:actuate="onLoad"/><draw:image xlink:href="./ObjectReplacements/Object 8" xlink:type="simple" xlink:show="embed" xlink:actuate="onLoad"/></draw:frame>Dane v-kształtne</text:h>
      <text:p text:style-name="P15"/>
      <text:h text:style-name="P34" text:outline-level="3"><draw:frame draw:style-name="fr1" draw:name="Object9" text:anchor-type="paragraph" svg:width="16cm" svg:height="8.999cm" draw:z-index="8"><draw:object xlink:href="./Object 9" xlink:type="simple" xlink:show="embed" xlink:actuate="onLoad"/><draw:image xlink:href="./ObjectReplacements/Object 9" xlink:type="simple" xlink:show="embed" xlink:actuate="onLoad"/></draw:frame><text:soft-page-break/>Wnioski</text:h>
      <text:p text:style-name="P14">Nie licząc danych rosnących wszystkie wykresy kształtowały się podobnie. Merge sort i heap sort osiągały bardzo podobne wyniki zważywszy na to, że ze względu na ich specyfikę oba wymagają takiej samej liczby kroków niezależnie od rozmiaru danych. Insertion sort ze względu na preferencje dla danych posortowanych okazał się najlepszy w tym przypadku osiągając wyraźnie lepsze rezultaty od reszty.</text:p>
      <text:h text:style-name="Heading_20_2" text:outline-level="2">Porównanie <text:span text:style-name="T6">iteracyjnej i rekurencyjnej wersji quicksorta</text:span></text:h>
      <text:p text:style-name="P16">Obie wersje korzystały z tego samego sposobu zmiany danych i tego samego sposobu wyboru pivota (był to skrajny prawy element).</text:p>
      <text:p text:style-name="P16"/>
      <text:p text:style-name="P16"><draw:frame draw:style-name="fr2" draw:name="Object10" text:anchor-type="paragraph" svg:width="16cm" svg:height="8.999cm" draw:z-index="9"><draw:object xlink:href="./Object 10" xlink:type="simple" xlink:show="embed" xlink:actuate="onLoad"/><draw:image xlink:href="./ObjectReplacements/Object 10" xlink:type="simple" xlink:show="embed" xlink:actuate="onLoad"/></draw:frame></text:p>
      <text:p text:style-name="P16"><text:soft-page-break/>Jak widać nie można odnotować większych różnic w obu implementacjach, dla innych sposobów doboru pivota należałoby oczekiwać podobnych rezultatów. Implementacja stosu z wykorzystaniem mechanizmów wbudowanych w Pythona mogła mieć tu znaczenie przez to, że operacje były zoptymalizowane podobnie jak dla wywołań rekurencyjnych. Aby to zweryfikować należałoby przeprowadzić badania na większej próbce danych. Próba dokonania tego skutkowała przerywaniem programu przez rzucenie wyjątku przez zbyt głębokie wejście w stos w przypadku implementacji rekurencyjnej. Nie wiadomo, czy problemem była implementacja czy też błąd był związany z czynnikami niezależnymi (np. ograniczeniami system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27T22:21:59.267507000</meta:creation-date>
    <dc:date>2017-03-27T23:57:15.428197000</dc:date>
    <meta:editing-duration>PT1H31M7S</meta:editing-duration>
    <meta:editing-cycles>18</meta:editing-cycles>
    <meta:generator>LibreOffice/5.2.3.3$MacOSX_X86_64 LibreOffice_project/d54a8868f08a7b39642414cf2c8ef2f228f780cf</meta:generator>
    <meta:document-statistic meta:table-count="0" meta:image-count="0" meta:object-count="10" meta:page-count="7" meta:paragraph-count="36" meta:word-count="534" meta:character-count="3672" meta:non-whitespace-character-count="319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draw:stroke="none" svg:stroke-width="0.08cm" svg:stroke-color="#ff420e" draw:fill-color="#ff420e" dr3d:edge-rounding="5%"/>
      <style:text-properties fo:font-size="10pt" style:font-size-asian="10pt" style:font-size-complex="10pt"/>
    </style:style>
    <style:style style:name="ch11" style:family="chart" style:data-style-name="N0">
      <style:chart-properties chart:symbol-type="named-symbol" chart:symbol-name="arrow-down" chart:symbol-width="0.25cm" chart:symbol-height="0.25cm" chart:link-data-style-to-source="true"/>
      <style:graphic-properties draw:stroke="none" svg:stroke-width="0.08cm" svg:stroke-color="#ffd320" draw:fill-color="#ffd320" dr3d:edge-rounding="5%"/>
      <style:text-properties fo:font-size="10pt" style:font-size-asian="10pt" style:font-size-complex="10pt"/>
    </style:style>
    <style:style style:name="ch12" style:family="chart" style:data-style-name="N0">
      <style:chart-properties chart:symbol-type="named-symbol" chart:symbol-name="arrow-up" chart:symbol-width="0.25cm" chart:symbol-height="0.25cm" chart:link-data-style-to-source="true"/>
      <style:graphic-properties draw:stroke="none" svg:stroke-width="0.08cm" svg:stroke-color="#579d1c" draw:fill-color="#579d1c"/>
      <style:text-properties fo:font-size="10pt" style:font-size-asian="10pt" style:font-size-complex="10pt"/>
    </style:style>
    <style:style style:name="ch13" style:family="chart" style:data-style-name="N0">
      <style:chart-properties chart:symbol-type="named-symbol" chart:symbol-name="arrow-right" chart:symbol-width="0.25cm" chart:symbol-height="0.25cm" chart:link-data-style-to-source="true"/>
      <style:graphic-properties draw:stroke="none" svg:stroke-width="0.08cm" svg:stroke-color="#7e0021" draw:fill-color="#7e0021"/>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5.998cm" svg:height="8.999cm" xlink:href="." xlink:type="simple" chart:class="chart:scatter" chart:style-name="ch1">
        <chart:title svg:x="4.218cm" svg:y="0.315cm" chart:style-name="ch2">
          <text:p>Pomiary czasu sortowania heap sort</text:p>
        </chart:title>
        <chart:legend chart:legend-position="end" svg:x="12.636cm" svg:y="3.241cm" style:legend-expansion="high" chart:style-name="ch3"/>
        <chart:plot-area chart:style-name="ch4" chart:data-source-has-labels="both" svg:x="1.32cm" svg:y="1.265cm" svg:width="10.997cm" svg:height="6.584cm">
          <chartooo:coordinate-region svg:x="2.245cm" svg:y="1.457cm" svg:width="9.688cm" svg:height="5.76cm"/>
          <chart:axis chart:dimension="x" chart:name="primary-x" chart:style-name="ch5" chartooo:axis-type="auto">
            <chart:title svg:x="5.232cm" svg:y="8.028cm" chart:style-name="ch6">
              <text:p>Rozmiar danych [szt.]</text:p>
            </chart:title>
            <chart:categories table:cell-range-address="local-table.$A$2:.$A$16"/>
          </chart:axis>
          <chart:axis chart:dimension="y" chart:name="primary-y" chart:style-name="ch5">
            <chart:title svg:x="0.451cm" svg:y="6.042cm" chart:style-name="ch7">
              <text:p>Czas sortowania [s.]</text:p>
            </chart:title>
            <chart:grid chart:style-name="ch8" chart:class="major"/>
          </chart:axis>
          <chart:series chart:style-name="ch9" chart:values-cell-range-address="local-table.$C$2:.$C$16" chart:label-cell-address="local-table.$C$1" chart:class="chart:scatter">
            <chart:domain table:cell-range-address="local-table.$B$2:.$B$16"/>
            <chart:data-point chart:repeated="15"/>
          </chart:series>
          <chart:series chart:style-name="ch10" chart:values-cell-range-address="local-table.$D$2:.$D$16" chart:label-cell-address="local-table.$D$1" chart:class="chart:scatter">
            <chart:data-point chart:repeated="15"/>
          </chart:series>
          <chart:series chart:style-name="ch11" chart:values-cell-range-address="local-table.$E$2:.$E$16" chart:label-cell-address="local-table.$E$1" chart:class="chart:scatter">
            <chart:data-point chart:repeated="15"/>
          </chart:series>
          <chart:series chart:style-name="ch12" chart:values-cell-range-address="local-table.$F$2:.$F$16" chart:label-cell-address="local-table.$F$1" chart:class="chart:scatter">
            <chart:data-point chart:repeated="15"/>
          </chart:series>
          <chart:series chart:style-name="ch13" chart:values-cell-range-address="local-table.$G$2:.$G$16" chart:label-cell-address="local-table.$G$1" chart:class="chart:scatter">
            <chart:data-point chart:repeated="15"/>
          </chart:series>
          <chart:wall chart:style-name="ch14"/>
          <chart:floor chart:style-name="ch15"/>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
              </table:table-cell>
              <table:table-cell office:value-type="string">
                <text:p>Dane rosnące</text:p>
              </table:table-cell>
              <table:table-cell office:value-type="string">
                <text:p>Dane stałe</text:p>
              </table:table-cell>
              <table:table-cell office:value-type="string">
                <text:p>Dane malejące</text:p>
              </table:table-cell>
              <table:table-cell office:value-type="string">
                <text:p>Dane losowe</text:p>
              </table:table-cell>
              <table:table-cell office:value-type="string">
                <text:p>Dane v-kształtne</text:p>
              </table:table-cell>
            </table:table-row>
          </table:table-header-rows>
          <table:table-rows>
            <table:table-row>
              <table:table-cell office:value-type="string">
                <text:p>1</text:p>
              </table:table-cell>
              <table:table-cell office:value-type="float" office:value="125">
                <text:p>125</text:p>
              </table:table-cell>
              <table:table-cell office:value-type="float" office:value="0.000883277257283529">
                <text:p>0.000883277257283529</text:p>
              </table:table-cell>
              <table:table-cell office:value-type="float" office:value="0.000947078069051107">
                <text:p>0.000947078069051107</text:p>
              </table:table-cell>
              <table:table-cell office:value-type="float" office:value="0.000772460301717122">
                <text:p>0.000772460301717122</text:p>
              </table:table-cell>
              <table:table-cell office:value-type="float" office:value="0.00102705955505371">
                <text:p>0.00102705955505371</text:p>
              </table:table-cell>
              <table:table-cell office:value-type="float" office:value="0.000796937942504883">
                <text:p>0.000796937942504883</text:p>
              </table:table-cell>
            </table:table-row>
            <table:table-row>
              <table:table-cell office:value-type="string">
                <text:p>2</text:p>
              </table:table-cell>
              <table:table-cell office:value-type="float" office:value="250">
                <text:p>250</text:p>
              </table:table-cell>
              <table:table-cell office:value-type="float" office:value="0.00201428731282552">
                <text:p>0.00201428731282552</text:p>
              </table:table-cell>
              <table:table-cell office:value-type="float" office:value="0.00189476013183594">
                <text:p>0.00189476013183594</text:p>
              </table:table-cell>
              <table:table-cell office:value-type="float" office:value="0.00196650822957357">
                <text:p>0.00196650822957357</text:p>
              </table:table-cell>
              <table:table-cell office:value-type="float" office:value="0.00196754137674967">
                <text:p>0.00196754137674967</text:p>
              </table:table-cell>
              <table:table-cell office:value-type="float" office:value="0.00192991892496745">
                <text:p>0.00192991892496745</text:p>
              </table:table-cell>
            </table:table-row>
            <table:table-row>
              <table:table-cell office:value-type="string">
                <text:p>3</text:p>
              </table:table-cell>
              <table:table-cell office:value-type="float" office:value="375">
                <text:p>375</text:p>
              </table:table-cell>
              <table:table-cell office:value-type="float" office:value="0.00329834620157878">
                <text:p>0.00329834620157878</text:p>
              </table:table-cell>
              <table:table-cell office:value-type="float" office:value="0.00301342010498047">
                <text:p>0.00301342010498047</text:p>
              </table:table-cell>
              <table:table-cell office:value-type="float" office:value="0.00313851038614909">
                <text:p>0.00313851038614909</text:p>
              </table:table-cell>
              <table:table-cell office:value-type="float" office:value="0.00315601030985514">
                <text:p>0.00315601030985514</text:p>
              </table:table-cell>
              <table:table-cell office:value-type="float" office:value="0.00314329465230306">
                <text:p>0.00314329465230306</text:p>
              </table:table-cell>
            </table:table-row>
            <table:table-row>
              <table:table-cell office:value-type="string">
                <text:p>4</text:p>
              </table:table-cell>
              <table:table-cell office:value-type="float" office:value="500">
                <text:p>500</text:p>
              </table:table-cell>
              <table:table-cell office:value-type="float" office:value="0.00460308392842611">
                <text:p>0.00460308392842611</text:p>
              </table:table-cell>
              <table:table-cell office:value-type="float" office:value="0.00418133735656738">
                <text:p>0.00418133735656738</text:p>
              </table:table-cell>
              <table:table-cell office:value-type="float" office:value="0.00425901412963867">
                <text:p>0.00425901412963867</text:p>
              </table:table-cell>
              <table:table-cell office:value-type="float" office:value="0.00454967816670736">
                <text:p>0.00454967816670736</text:p>
              </table:table-cell>
              <table:table-cell office:value-type="float" office:value="0.00456072489420573">
                <text:p>0.00456072489420573</text:p>
              </table:table-cell>
            </table:table-row>
            <table:table-row>
              <table:table-cell office:value-type="string">
                <text:p>5</text:p>
              </table:table-cell>
              <table:table-cell office:value-type="float" office:value="625">
                <text:p>625</text:p>
              </table:table-cell>
              <table:table-cell office:value-type="float" office:value="0.00605333646138509">
                <text:p>0.00605333646138509</text:p>
              </table:table-cell>
              <table:table-cell office:value-type="float" office:value="0.00586169560750326">
                <text:p>0.00586169560750326</text:p>
              </table:table-cell>
              <table:table-cell office:value-type="float" office:value="0.00566277503967285">
                <text:p>0.00566277503967285</text:p>
              </table:table-cell>
              <table:table-cell office:value-type="float" office:value="0.00624519983927409">
                <text:p>0.00624519983927409</text:p>
              </table:table-cell>
              <table:table-cell office:value-type="float" office:value="0.00553903579711914">
                <text:p>0.00553903579711914</text:p>
              </table:table-cell>
            </table:table-row>
            <table:table-row>
              <table:table-cell office:value-type="string">
                <text:p>6</text:p>
              </table:table-cell>
              <table:table-cell office:value-type="float" office:value="750">
                <text:p>750</text:p>
              </table:table-cell>
              <table:table-cell office:value-type="float" office:value="0.00769756635030111">
                <text:p>0.00769756635030111</text:p>
              </table:table-cell>
              <table:table-cell office:value-type="float" office:value="0.00710101127624512">
                <text:p>0.00710101127624512</text:p>
              </table:table-cell>
              <table:table-cell office:value-type="float" office:value="0.00689331690470378">
                <text:p>0.00689331690470378</text:p>
              </table:table-cell>
              <table:table-cell office:value-type="float" office:value="0.00753270785013835">
                <text:p>0.00753270785013835</text:p>
              </table:table-cell>
              <table:table-cell office:value-type="float" office:value="0.00702126820882161">
                <text:p>0.00702126820882161</text:p>
              </table:table-cell>
            </table:table-row>
            <table:table-row>
              <table:table-cell office:value-type="string">
                <text:p>7</text:p>
              </table:table-cell>
              <table:table-cell office:value-type="float" office:value="875">
                <text:p>875</text:p>
              </table:table-cell>
              <table:table-cell office:value-type="float" office:value="0.00926370620727539">
                <text:p>0.00926370620727539</text:p>
              </table:table-cell>
              <table:table-cell office:value-type="float" office:value="0.00848580996195475">
                <text:p>0.00848580996195475</text:p>
              </table:table-cell>
              <table:table-cell office:value-type="float" office:value="0.00821434656778972">
                <text:p>0.00821434656778972</text:p>
              </table:table-cell>
              <table:table-cell office:value-type="float" office:value="0.00917641321818034">
                <text:p>0.00917641321818034</text:p>
              </table:table-cell>
              <table:table-cell office:value-type="float" office:value="0.00876903533935547">
                <text:p>0.00876903533935547</text:p>
              </table:table-cell>
            </table:table-row>
            <table:table-row>
              <table:table-cell office:value-type="string">
                <text:p>8</text:p>
              </table:table-cell>
              <table:table-cell office:value-type="float" office:value="1000">
                <text:p>1000</text:p>
              </table:table-cell>
              <table:table-cell office:value-type="float" office:value="0.0111390431722005">
                <text:p>0.0111390431722005</text:p>
              </table:table-cell>
              <table:table-cell office:value-type="float" office:value="0.00964703559875488">
                <text:p>0.00964703559875488</text:p>
              </table:table-cell>
              <table:table-cell office:value-type="float" office:value="0.00958518981933594">
                <text:p>0.00958518981933594</text:p>
              </table:table-cell>
              <table:table-cell office:value-type="float" office:value="0.0106255372365316">
                <text:p>0.0106255372365316</text:p>
              </table:table-cell>
              <table:table-cell office:value-type="float" office:value="0.010122013092041">
                <text:p>0.010122013092041</text:p>
              </table:table-cell>
            </table:table-row>
            <table:table-row>
              <table:table-cell office:value-type="string">
                <text:p>9</text:p>
              </table:table-cell>
              <table:table-cell office:value-type="float" office:value="1125">
                <text:p>1125</text:p>
              </table:table-cell>
              <table:table-cell office:value-type="float" office:value="0.0123661041259766">
                <text:p>0.0123661041259766</text:p>
              </table:table-cell>
              <table:table-cell office:value-type="float" office:value="0.0109480381011963">
                <text:p>0.0109480381011963</text:p>
              </table:table-cell>
              <table:table-cell office:value-type="float" office:value="0.0113407293955485">
                <text:p>0.0113407293955485</text:p>
              </table:table-cell>
              <table:table-cell office:value-type="float" office:value="0.0126519997914632">
                <text:p>0.0126519997914632</text:p>
              </table:table-cell>
              <table:table-cell office:value-type="float" office:value="0.0114559650421143">
                <text:p>0.0114559650421143</text:p>
              </table:table-cell>
            </table:table-row>
            <table:table-row>
              <table:table-cell office:value-type="string">
                <text:p>10</text:p>
              </table:table-cell>
              <table:table-cell office:value-type="float" office:value="1250">
                <text:p>1250</text:p>
              </table:table-cell>
              <table:table-cell office:value-type="float" office:value="0.0149142583211263">
                <text:p>0.0149142583211263</text:p>
              </table:table-cell>
              <table:table-cell office:value-type="float" office:value="0.0126857439676921">
                <text:p>0.0126857439676921</text:p>
              </table:table-cell>
              <table:table-cell office:value-type="float" office:value="0.0125802993774414">
                <text:p>0.0125802993774414</text:p>
              </table:table-cell>
              <table:table-cell office:value-type="float" office:value="0.0133312384287516">
                <text:p>0.0133312384287516</text:p>
              </table:table-cell>
              <table:table-cell office:value-type="float" office:value="0.0126192251841227">
                <text:p>0.0126192251841227</text:p>
              </table:table-cell>
            </table:table-row>
            <table:table-row>
              <table:table-cell office:value-type="string">
                <text:p>11</text:p>
              </table:table-cell>
              <table:table-cell office:value-type="float" office:value="1375">
                <text:p>1375</text:p>
              </table:table-cell>
              <table:table-cell office:value-type="float" office:value="0.0160087903340658">
                <text:p>0.0160087903340658</text:p>
              </table:table-cell>
              <table:table-cell office:value-type="float" office:value="0.0142610390981038">
                <text:p>0.0142610390981038</text:p>
              </table:table-cell>
              <table:table-cell office:value-type="float" office:value="0.0148600419362386">
                <text:p>0.0148600419362386</text:p>
              </table:table-cell>
              <table:table-cell office:value-type="float" office:value="0.015269406636556">
                <text:p>0.015269406636556</text:p>
              </table:table-cell>
              <table:table-cell office:value-type="float" office:value="0.0140804290771484">
                <text:p>0.0140804290771484</text:p>
              </table:table-cell>
            </table:table-row>
            <table:table-row>
              <table:table-cell office:value-type="string">
                <text:p>12</text:p>
              </table:table-cell>
              <table:table-cell office:value-type="float" office:value="1500">
                <text:p>1500</text:p>
              </table:table-cell>
              <table:table-cell office:value-type="float" office:value="0.0180334568023682">
                <text:p>0.0180334568023682</text:p>
              </table:table-cell>
              <table:table-cell office:value-type="float" office:value="0.0154861291249593">
                <text:p>0.0154861291249593</text:p>
              </table:table-cell>
              <table:table-cell office:value-type="float" office:value="0.0157592137654622">
                <text:p>0.0157592137654622</text:p>
              </table:table-cell>
              <table:table-cell office:value-type="float" office:value="0.017095422744751">
                <text:p>0.017095422744751</text:p>
              </table:table-cell>
              <table:table-cell office:value-type="float" office:value="0.0162712256113688">
                <text:p>0.0162712256113688</text:p>
              </table:table-cell>
            </table:table-row>
            <table:table-row>
              <table:table-cell office:value-type="string">
                <text:p>13</text:p>
              </table:table-cell>
              <table:table-cell office:value-type="float" office:value="1625">
                <text:p>1625</text:p>
              </table:table-cell>
              <table:table-cell office:value-type="float" office:value="0.0189478874206543">
                <text:p>0.0189478874206543</text:p>
              </table:table-cell>
              <table:table-cell office:value-type="float" office:value="0.0173465410868327">
                <text:p>0.0173465410868327</text:p>
              </table:table-cell>
              <table:table-cell office:value-type="float" office:value="0.0174943923950195">
                <text:p>0.0174943923950195</text:p>
              </table:table-cell>
              <table:table-cell office:value-type="float" office:value="0.0186988194783529">
                <text:p>0.0186988194783529</text:p>
              </table:table-cell>
              <table:table-cell office:value-type="float" office:value="0.0175188382466634">
                <text:p>0.0175188382466634</text:p>
              </table:table-cell>
            </table:table-row>
            <table:table-row>
              <table:table-cell office:value-type="string">
                <text:p>14</text:p>
              </table:table-cell>
              <table:table-cell office:value-type="float" office:value="1750">
                <text:p>1750</text:p>
              </table:table-cell>
              <table:table-cell office:value-type="float" office:value="0.0214339256286621">
                <text:p>0.0214339256286621</text:p>
              </table:table-cell>
              <table:table-cell office:value-type="float" office:value="0.0187425454457601">
                <text:p>0.0187425454457601</text:p>
              </table:table-cell>
              <table:table-cell office:value-type="float" office:value="0.0185123602549235">
                <text:p>0.0185123602549235</text:p>
              </table:table-cell>
              <table:table-cell office:value-type="float" office:value="0.0204047838846842">
                <text:p>0.0204047838846842</text:p>
              </table:table-cell>
              <table:table-cell office:value-type="float" office:value="0.0198443412780762">
                <text:p>0.0198443412780762</text:p>
              </table:table-cell>
            </table:table-row>
            <table:table-row>
              <table:table-cell office:value-type="string">
                <text:p>15</text:p>
              </table:table-cell>
              <table:table-cell office:value-type="float" office:value="1875">
                <text:p>1875</text:p>
              </table:table-cell>
              <table:table-cell office:value-type="float" office:value="0.0232508500417074">
                <text:p>0.0232508500417074</text:p>
              </table:table-cell>
              <table:table-cell office:value-type="float" office:value="0.0203755855560303">
                <text:p>0.0203755855560303</text:p>
              </table:table-cell>
              <table:table-cell office:value-type="float" office:value="0.0204389413197835">
                <text:p>0.0204389413197835</text:p>
              </table:table-cell>
              <table:table-cell office:value-type="float" office:value="0.0221883138020833">
                <text:p>0.0221883138020833</text:p>
              </table:table-cell>
              <table:table-cell office:value-type="float" office:value="0.0210458596547445">
                <text:p>0.021045859654744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3.3$MacOSX_X86_64 LibreOffice_project/d54a8868f08a7b39642414cf2c8ef2f228f780cf</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draw:stroke="none" svg:stroke-width="0.08cm" svg:stroke-color="#ff420e" draw:fill-color="#ff420e"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99cm" svg:height="8.999cm" xlink:href="." xlink:type="simple" chart:class="chart:scatter" chart:style-name="ch1">
        <chart:title svg:x="4.128cm" svg:y="0.315cm" chart:style-name="ch2">
          <text:p>Porównanie implementacji quicksorta</text:p>
        </chart:title>
        <chart:legend chart:legend-position="end" svg:x="11.737cm" svg:y="3.966cm" style:legend-expansion="high" chart:style-name="ch3"/>
        <chart:plot-area chart:style-name="ch4" chart:data-source-has-labels="both" svg:x="1.32cm" svg:y="1.265cm" svg:width="10.098cm" svg:height="6.584cm">
          <chartooo:coordinate-region svg:x="1.751cm" svg:y="1.457cm" svg:width="8.789cm" svg:height="5.76cm"/>
          <chart:axis chart:dimension="x" chart:name="primary-x" chart:style-name="ch5" chartooo:axis-type="auto">
            <chart:title svg:x="4.783cm" svg:y="8.028cm" chart:style-name="ch6">
              <text:p>Rozmiar danych [szt.]</text:p>
            </chart:title>
            <chart:categories table:cell-range-address="local-table.$A$2:.$A$16"/>
          </chart:axis>
          <chart:axis chart:dimension="y" chart:name="primary-y" chart:style-name="ch7">
            <chart:title svg:x="0.451cm" svg:y="6.042cm" chart:style-name="ch8">
              <text:p>Czas sortowania [s.]</text:p>
            </chart:title>
            <chart:grid chart:style-name="ch9" chart:class="major"/>
          </chart:axis>
          <chart:series chart:style-name="ch10" chart:values-cell-range-address="local-table.$C$2:.$C$16" chart:label-cell-address="local-table.$C$1" chart:class="chart:scatter">
            <chart:domain table:cell-range-address="local-table.$B$2:.$B$16"/>
            <chart:data-point chart:repeated="15"/>
          </chart:series>
          <chart:series chart:style-name="ch11" chart:values-cell-range-address="local-table.$D$2:.$D$16" chart:label-cell-address="local-table.$D$1" chart:class="chart:scatter">
            <chart:data-point chart:repeated="15"/>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
              </table:table-cell>
              <table:table-cell office:value-type="string">
                <text:p>iteracyjny quick sort</text:p>
              </table:table-cell>
              <table:table-cell office:value-type="string">
                <text:p>rekurencyjny quicksort</text:p>
              </table:table-cell>
            </table:table-row>
          </table:table-header-rows>
          <table:table-rows>
            <table:table-row>
              <table:table-cell office:value-type="string">
                <text:p>1</text:p>
              </table:table-cell>
              <table:table-cell office:value-type="float" office:value="125">
                <text:p>125</text:p>
              </table:table-cell>
              <table:table-cell office:value-type="float" office:value="0.000333929061889648">
                <text:p>0.000333929061889648</text:p>
              </table:table-cell>
              <table:table-cell office:value-type="float" office:value="0.000237369537353516">
                <text:p>0.000237369537353516</text:p>
              </table:table-cell>
            </table:table-row>
            <table:table-row>
              <table:table-cell office:value-type="string">
                <text:p>2</text:p>
              </table:table-cell>
              <table:table-cell office:value-type="float" office:value="250">
                <text:p>250</text:p>
              </table:table-cell>
              <table:table-cell office:value-type="float" office:value="0.000614817937215169">
                <text:p>0.000614817937215169</text:p>
              </table:table-cell>
              <table:table-cell office:value-type="float" office:value="0.000554418563842773">
                <text:p>0.000554418563842773</text:p>
              </table:table-cell>
            </table:table-row>
            <table:table-row>
              <table:table-cell office:value-type="string">
                <text:p>3</text:p>
              </table:table-cell>
              <table:table-cell office:value-type="float" office:value="375">
                <text:p>375</text:p>
              </table:table-cell>
              <table:table-cell office:value-type="float" office:value="0.00113813082377116">
                <text:p>0.00113813082377116</text:p>
              </table:table-cell>
              <table:table-cell office:value-type="float" office:value="0.000895913441975911">
                <text:p>0.000895913441975911</text:p>
              </table:table-cell>
            </table:table-row>
            <table:table-row>
              <table:table-cell office:value-type="string">
                <text:p>4</text:p>
              </table:table-cell>
              <table:table-cell office:value-type="float" office:value="500">
                <text:p>500</text:p>
              </table:table-cell>
              <table:table-cell office:value-type="float" office:value="0.0013250192006429">
                <text:p>0.0013250192006429</text:p>
              </table:table-cell>
              <table:table-cell office:value-type="float" office:value="0.00124192237854004">
                <text:p>0.00124192237854004</text:p>
              </table:table-cell>
            </table:table-row>
            <table:table-row>
              <table:table-cell office:value-type="string">
                <text:p>5</text:p>
              </table:table-cell>
              <table:table-cell office:value-type="float" office:value="625">
                <text:p>625</text:p>
              </table:table-cell>
              <table:table-cell office:value-type="float" office:value="0.00177601178487142">
                <text:p>0.00177601178487142</text:p>
              </table:table-cell>
              <table:table-cell office:value-type="float" office:value="0.00163086255391439">
                <text:p>0.00163086255391439</text:p>
              </table:table-cell>
            </table:table-row>
            <table:table-row>
              <table:table-cell office:value-type="string">
                <text:p>6</text:p>
              </table:table-cell>
              <table:table-cell office:value-type="float" office:value="750">
                <text:p>750</text:p>
              </table:table-cell>
              <table:table-cell office:value-type="float" office:value="0.00231046676635742">
                <text:p>0.00231046676635742</text:p>
              </table:table-cell>
              <table:table-cell office:value-type="float" office:value="0.00215271313985189">
                <text:p>0.00215271313985189</text:p>
              </table:table-cell>
            </table:table-row>
            <table:table-row>
              <table:table-cell office:value-type="string">
                <text:p>7</text:p>
              </table:table-cell>
              <table:table-cell office:value-type="float" office:value="875">
                <text:p>875</text:p>
              </table:table-cell>
              <table:table-cell office:value-type="float" office:value="0.00271692276000977">
                <text:p>0.00271692276000977</text:p>
              </table:table-cell>
              <table:table-cell office:value-type="float" office:value="0.00243155161539714">
                <text:p>0.00243155161539714</text:p>
              </table:table-cell>
            </table:table-row>
            <table:table-row>
              <table:table-cell office:value-type="string">
                <text:p>8</text:p>
              </table:table-cell>
              <table:table-cell office:value-type="float" office:value="1000">
                <text:p>1000</text:p>
              </table:table-cell>
              <table:table-cell office:value-type="float" office:value="0.00337568918863932">
                <text:p>0.00337568918863932</text:p>
              </table:table-cell>
              <table:table-cell office:value-type="float" office:value="0.00283120473225911">
                <text:p>0.00283120473225911</text:p>
              </table:table-cell>
            </table:table-row>
            <table:table-row>
              <table:table-cell office:value-type="string">
                <text:p>9</text:p>
              </table:table-cell>
              <table:table-cell office:value-type="float" office:value="1125">
                <text:p>1125</text:p>
              </table:table-cell>
              <table:table-cell office:value-type="float" office:value="0.00363314946492513">
                <text:p>0.00363314946492513</text:p>
              </table:table-cell>
              <table:table-cell office:value-type="float" office:value="0.00342874526977539">
                <text:p>0.00342874526977539</text:p>
              </table:table-cell>
            </table:table-row>
            <table:table-row>
              <table:table-cell office:value-type="string">
                <text:p>10</text:p>
              </table:table-cell>
              <table:table-cell office:value-type="float" office:value="1250">
                <text:p>1250</text:p>
              </table:table-cell>
              <table:table-cell office:value-type="float" office:value="0.00389690399169922">
                <text:p>0.00389690399169922</text:p>
              </table:table-cell>
              <table:table-cell office:value-type="float" office:value="0.00380457242329915">
                <text:p>0.00380457242329915</text:p>
              </table:table-cell>
            </table:table-row>
            <table:table-row>
              <table:table-cell office:value-type="string">
                <text:p>11</text:p>
              </table:table-cell>
              <table:table-cell office:value-type="float" office:value="1375">
                <text:p>1375</text:p>
              </table:table-cell>
              <table:table-cell office:value-type="float" office:value="0.00442557334899902">
                <text:p>0.00442557334899902</text:p>
              </table:table-cell>
              <table:table-cell office:value-type="float" office:value="0.0040707270304362">
                <text:p>0.0040707270304362</text:p>
              </table:table-cell>
            </table:table-row>
            <table:table-row>
              <table:table-cell office:value-type="string">
                <text:p>12</text:p>
              </table:table-cell>
              <table:table-cell office:value-type="float" office:value="1500">
                <text:p>1500</text:p>
              </table:table-cell>
              <table:table-cell office:value-type="float" office:value="0.00471383730570475">
                <text:p>0.00471383730570475</text:p>
              </table:table-cell>
              <table:table-cell office:value-type="float" office:value="0.0046084721883138">
                <text:p>0.0046084721883138</text:p>
              </table:table-cell>
            </table:table-row>
            <table:table-row>
              <table:table-cell office:value-type="string">
                <text:p>13</text:p>
              </table:table-cell>
              <table:table-cell office:value-type="float" office:value="1625">
                <text:p>1625</text:p>
              </table:table-cell>
              <table:table-cell office:value-type="float" office:value="0.00508400599161784">
                <text:p>0.00508400599161784</text:p>
              </table:table-cell>
              <table:table-cell office:value-type="float" office:value="0.00517964363098145">
                <text:p>0.00517964363098145</text:p>
              </table:table-cell>
            </table:table-row>
            <table:table-row>
              <table:table-cell office:value-type="string">
                <text:p>14</text:p>
              </table:table-cell>
              <table:table-cell office:value-type="float" office:value="1750">
                <text:p>1750</text:p>
              </table:table-cell>
              <table:table-cell office:value-type="float" office:value="0.00577146212259928">
                <text:p>0.00577146212259928</text:p>
              </table:table-cell>
              <table:table-cell office:value-type="float" office:value="0.00544710159301758">
                <text:p>0.00544710159301758</text:p>
              </table:table-cell>
            </table:table-row>
            <table:table-row>
              <table:table-cell office:value-type="string">
                <text:p>15</text:p>
              </table:table-cell>
              <table:table-cell office:value-type="float" office:value="1875">
                <text:p>1875</text:p>
              </table:table-cell>
              <table:table-cell office:value-type="float" office:value="0.00645144780476888">
                <text:p>0.00645144780476888</text:p>
              </table:table-cell>
              <table:table-cell office:value-type="float" office:value="0.00594320297241211">
                <text:p>0.00594320297241211</text:p>
              </table:table-cell>
            </table:table-row>
          </table:table-rows>
        </table:table>
      </chart:chart>
    </office:chart>
  </office:body>
</office:document-content>
</file>

<file path=Object 1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3.3$MacOSX_X86_64 LibreOffice_project/d54a8868f08a7b39642414cf2c8ef2f228f780cf</meta:generator>
  </office:meta>
</office:document-meta>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61">
      <number:scientific-number number:decimal-places="2" loext:min-decimal-places="2" number:min-integer-digits="1" number:min-exponent-digits="2" loext:exponent-interval="1" loext:forced-exponent-sign="true"/>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tru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61">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draw:stroke="none" svg:stroke-width="0.08cm" svg:stroke-color="#ff420e" draw:fill-color="#ff420e" dr3d:edge-rounding="5%"/>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true"/>
      <style:graphic-properties draw:stroke="none" svg:stroke-width="0.08cm" svg:stroke-color="#ffd320" draw:fill-color="#ffd320" dr3d:edge-rounding="5%"/>
      <style:text-properties fo:font-size="10pt" style:font-size-asian="10pt" style:font-size-complex="10pt"/>
    </style:style>
    <style:style style:name="ch13" style:family="chart" style:data-style-name="N0">
      <style:chart-properties chart:symbol-type="named-symbol" chart:symbol-name="arrow-up" chart:symbol-width="0.25cm" chart:symbol-height="0.25cm" chart:link-data-style-to-source="true"/>
      <style:graphic-properties draw:stroke="none" svg:stroke-width="0.08cm" svg:stroke-color="#579d1c" draw:fill-color="#579d1c"/>
      <style:text-properties fo:font-size="10pt" style:font-size-asian="10pt" style:font-size-complex="10pt"/>
    </style:style>
    <style:style style:name="ch14" style:family="chart" style:data-style-name="N0">
      <style:chart-properties chart:symbol-type="named-symbol" chart:symbol-name="arrow-right" chart:symbol-width="0.25cm" chart:symbol-height="0.25cm" chart:link-data-style-to-source="true"/>
      <style:graphic-properties draw:stroke="none" svg:stroke-width="0.08cm" svg:stroke-color="#7e0021" draw:fill-color="#7e0021"/>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15.999cm" svg:height="8.999cm" xlink:href="." xlink:type="simple" chart:class="chart:scatter" chart:style-name="ch1">
        <chart:title svg:x="6.59cm" svg:y="0.315cm" chart:style-name="ch2">
          <text:p>Insertion sort</text:p>
        </chart:title>
        <chart:legend chart:legend-position="end" svg:x="12.637cm" svg:y="3.241cm" style:legend-expansion="high" chart:style-name="ch3"/>
        <chart:plot-area chart:style-name="ch4" chart:data-source-has-labels="both" svg:x="1.32cm" svg:y="1.265cm" svg:width="10.998cm" svg:height="6.584cm">
          <chartooo:coordinate-region svg:x="1.751cm" svg:y="1.457cm" svg:width="9.689cm" svg:height="5.76cm"/>
          <chart:axis chart:dimension="x" chart:name="primary-x" chart:style-name="ch5" chartooo:axis-type="auto">
            <chart:title svg:x="5.233cm" svg:y="8.028cm" chart:style-name="ch6">
              <text:p>Rozmiar danych [szt.]</text:p>
            </chart:title>
            <chart:categories table:cell-range-address="local-table.$A$2:.$A$16"/>
          </chart:axis>
          <chart:axis chart:dimension="y" chart:name="primary-y" chart:style-name="ch7">
            <chart:title svg:x="0.451cm" svg:y="6.042cm" chart:style-name="ch8">
              <text:p>Czas sortowania [s.]</text:p>
            </chart:title>
            <chart:grid chart:style-name="ch9" chart:class="major"/>
          </chart:axis>
          <chart:series chart:style-name="ch10" chart:values-cell-range-address="local-table.$C$2:.$C$16" chart:label-cell-address="local-table.$C$1" chart:class="chart:scatter">
            <chart:domain table:cell-range-address="local-table.$B$2:.$B$16"/>
            <chart:data-point chart:repeated="15"/>
          </chart:series>
          <chart:series chart:style-name="ch11" chart:values-cell-range-address="local-table.$D$2:.$D$16" chart:label-cell-address="local-table.$D$1" chart:class="chart:scatter">
            <chart:data-point chart:repeated="15"/>
          </chart:series>
          <chart:series chart:style-name="ch12" chart:values-cell-range-address="local-table.$E$2:.$E$16" chart:label-cell-address="local-table.$E$1" chart:class="chart:scatter">
            <chart:data-point chart:repeated="15"/>
          </chart:series>
          <chart:series chart:style-name="ch13" chart:values-cell-range-address="local-table.$F$2:.$F$16" chart:label-cell-address="local-table.$F$1" chart:class="chart:scatter">
            <chart:data-point chart:repeated="15"/>
          </chart:series>
          <chart:series chart:style-name="ch14" chart:values-cell-range-address="local-table.$G$2:.$G$16" chart:label-cell-address="local-table.$G$1" chart:class="chart:scatter">
            <chart:data-point chart:repeated="15"/>
          </chart:series>
          <chart:wall chart:style-name="ch15"/>
          <chart:floor chart:style-name="ch16"/>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
              </table:table-cell>
              <table:table-cell office:value-type="string">
                <text:p>Dane rosnące</text:p>
              </table:table-cell>
              <table:table-cell office:value-type="string">
                <text:p>Dane stałe</text:p>
              </table:table-cell>
              <table:table-cell office:value-type="string">
                <text:p>Dane malejące</text:p>
              </table:table-cell>
              <table:table-cell office:value-type="string">
                <text:p>Dane losowe</text:p>
              </table:table-cell>
              <table:table-cell office:value-type="string">
                <text:p>Dane v-kształtne</text:p>
              </table:table-cell>
            </table:table-row>
          </table:table-header-rows>
          <table:table-rows>
            <table:table-row>
              <table:table-cell office:value-type="string">
                <text:p>1</text:p>
              </table:table-cell>
              <table:table-cell office:value-type="float" office:value="125">
                <text:p>125</text:p>
              </table:table-cell>
              <table:table-cell office:value-type="float" office:value="0.0000842730204264323">
                <text:p>0.0000842730204264323</text:p>
              </table:table-cell>
              <table:table-cell office:value-type="float" office:value="0.00121672948201497">
                <text:p>0.00121672948201497</text:p>
              </table:table-cell>
              <table:table-cell office:value-type="float" office:value="0.0026800791422526">
                <text:p>0.0026800791422526</text:p>
              </table:table-cell>
              <table:table-cell office:value-type="float" office:value="0.00125099817911784">
                <text:p>0.00125099817911784</text:p>
              </table:table-cell>
              <table:table-cell office:value-type="float" office:value="0.00129373868306478">
                <text:p>0.00129373868306478</text:p>
              </table:table-cell>
            </table:table-row>
            <table:table-row>
              <table:table-cell office:value-type="string">
                <text:p>2</text:p>
              </table:table-cell>
              <table:table-cell office:value-type="float" office:value="250">
                <text:p>250</text:p>
              </table:table-cell>
              <table:table-cell office:value-type="float" office:value="0.000109227498372396">
                <text:p>0.000109227498372396</text:p>
              </table:table-cell>
              <table:table-cell office:value-type="float" office:value="0.00450971921284994">
                <text:p>0.00450971921284994</text:p>
              </table:table-cell>
              <table:table-cell office:value-type="float" office:value="0.0116678714752197">
                <text:p>0.0116678714752197</text:p>
              </table:table-cell>
              <table:table-cell office:value-type="float" office:value="0.00521035194396973">
                <text:p>0.00521035194396973</text:p>
              </table:table-cell>
              <table:table-cell office:value-type="float" office:value="0.00515748659769694">
                <text:p>0.00515748659769694</text:p>
              </table:table-cell>
            </table:table-row>
            <table:table-row>
              <table:table-cell office:value-type="string">
                <text:p>3</text:p>
              </table:table-cell>
              <table:table-cell office:value-type="float" office:value="375">
                <text:p>375</text:p>
              </table:table-cell>
              <table:table-cell office:value-type="float" office:value="0.000181261698404948">
                <text:p>0.000181261698404948</text:p>
              </table:table-cell>
              <table:table-cell office:value-type="float" office:value="0.0110066890716553">
                <text:p>0.0110066890716553</text:p>
              </table:table-cell>
              <table:table-cell office:value-type="float" office:value="0.0272707144419352">
                <text:p>0.0272707144419352</text:p>
              </table:table-cell>
              <table:table-cell office:value-type="float" office:value="0.0118751525878906">
                <text:p>0.0118751525878906</text:p>
              </table:table-cell>
              <table:table-cell office:value-type="float" office:value="0.0116976579030355">
                <text:p>0.0116976579030355</text:p>
              </table:table-cell>
            </table:table-row>
            <table:table-row>
              <table:table-cell office:value-type="string">
                <text:p>4</text:p>
              </table:table-cell>
              <table:table-cell office:value-type="float" office:value="500">
                <text:p>500</text:p>
              </table:table-cell>
              <table:table-cell office:value-type="float" office:value="0.000227467219034831">
                <text:p>0.000227467219034831</text:p>
              </table:table-cell>
              <table:table-cell office:value-type="float" office:value="0.0198723316192627">
                <text:p>0.0198723316192627</text:p>
              </table:table-cell>
              <table:table-cell office:value-type="float" office:value="0.0516741116841634">
                <text:p>0.0516741116841634</text:p>
              </table:table-cell>
              <table:table-cell office:value-type="float" office:value="0.0220699628194173">
                <text:p>0.0220699628194173</text:p>
              </table:table-cell>
              <table:table-cell office:value-type="float" office:value="0.0222758452097575">
                <text:p>0.0222758452097575</text:p>
              </table:table-cell>
            </table:table-row>
            <table:table-row>
              <table:table-cell office:value-type="string">
                <text:p>5</text:p>
              </table:table-cell>
              <table:table-cell office:value-type="float" office:value="625">
                <text:p>625</text:p>
              </table:table-cell>
              <table:table-cell office:value-type="float" office:value="0.000389544169108073">
                <text:p>0.000389544169108073</text:p>
              </table:table-cell>
              <table:table-cell office:value-type="float" office:value="0.0324278990427653">
                <text:p>0.0324278990427653</text:p>
              </table:table-cell>
              <table:table-cell office:value-type="float" office:value="0.0706362883249919">
                <text:p>0.0706362883249919</text:p>
              </table:table-cell>
              <table:table-cell office:value-type="float" office:value="0.0361899534861247">
                <text:p>0.0361899534861247</text:p>
              </table:table-cell>
              <table:table-cell office:value-type="float" office:value="0.0339879194895426">
                <text:p>0.0339879194895426</text:p>
              </table:table-cell>
            </table:table-row>
            <table:table-row>
              <table:table-cell office:value-type="string">
                <text:p>6</text:p>
              </table:table-cell>
              <table:table-cell office:value-type="float" office:value="750">
                <text:p>750</text:p>
              </table:table-cell>
              <table:table-cell office:value-type="float" office:value="0.000358025232950846">
                <text:p>0.000358025232950846</text:p>
              </table:table-cell>
              <table:table-cell office:value-type="float" office:value="0.0481822490692139">
                <text:p>0.0481822490692139</text:p>
              </table:table-cell>
              <table:table-cell office:value-type="float" office:value="0.102775939305623">
                <text:p>0.102775939305623</text:p>
              </table:table-cell>
              <table:table-cell office:value-type="float" office:value="0.0532981713612874">
                <text:p>0.0532981713612874</text:p>
              </table:table-cell>
              <table:table-cell office:value-type="float" office:value="0.0495157559712728">
                <text:p>0.0495157559712728</text:p>
              </table:table-cell>
            </table:table-row>
            <table:table-row>
              <table:table-cell office:value-type="string">
                <text:p>7</text:p>
              </table:table-cell>
              <table:table-cell office:value-type="float" office:value="875">
                <text:p>875</text:p>
              </table:table-cell>
              <table:table-cell office:value-type="float" office:value="0.000440073013305664">
                <text:p>0.000440073013305664</text:p>
              </table:table-cell>
              <table:table-cell office:value-type="float" office:value="0.0685272693634033">
                <text:p>0.0685272693634033</text:p>
              </table:table-cell>
              <table:table-cell office:value-type="float" office:value="0.142798884709676">
                <text:p>0.142798884709676</text:p>
              </table:table-cell>
              <table:table-cell office:value-type="float" office:value="0.0745257218678792">
                <text:p>0.0745257218678792</text:p>
              </table:table-cell>
              <table:table-cell office:value-type="float" office:value="0.0693027496337891">
                <text:p>0.0693027496337891</text:p>
              </table:table-cell>
            </table:table-row>
            <table:table-row>
              <table:table-cell office:value-type="string">
                <text:p>8</text:p>
              </table:table-cell>
              <table:table-cell office:value-type="float" office:value="1000">
                <text:p>1000</text:p>
              </table:table-cell>
              <table:table-cell office:value-type="float" office:value="0.000684849421183268">
                <text:p>0.000684849421183268</text:p>
              </table:table-cell>
              <table:table-cell office:value-type="float" office:value="0.0876322587331136">
                <text:p>0.0876322587331136</text:p>
              </table:table-cell>
              <table:table-cell office:value-type="float" office:value="0.34002374013265">
                <text:p>0.34002374013265</text:p>
              </table:table-cell>
              <table:table-cell office:value-type="float" office:value="0.0936741987864177">
                <text:p>0.0936741987864177</text:p>
              </table:table-cell>
              <table:table-cell office:value-type="float" office:value="0.0937912940979004">
                <text:p>0.0937912940979004</text:p>
              </table:table-cell>
            </table:table-row>
            <table:table-row>
              <table:table-cell office:value-type="string">
                <text:p>9</text:p>
              </table:table-cell>
              <table:table-cell office:value-type="float" office:value="1125">
                <text:p>1125</text:p>
              </table:table-cell>
              <table:table-cell office:value-type="float" office:value="0.000816615422566732">
                <text:p>0.000816615422566732</text:p>
              </table:table-cell>
              <table:table-cell office:value-type="float" office:value="0.115310509999593">
                <text:p>0.115310509999593</text:p>
              </table:table-cell>
              <table:table-cell office:value-type="float" office:value="0.307892147699992">
                <text:p>0.307892147699992</text:p>
              </table:table-cell>
              <table:table-cell office:value-type="float" office:value="0.122728872299194">
                <text:p>0.122728872299194</text:p>
              </table:table-cell>
              <table:table-cell office:value-type="float" office:value="0.119911289215088">
                <text:p>0.119911289215088</text:p>
              </table:table-cell>
            </table:table-row>
            <table:table-row>
              <table:table-cell office:value-type="string">
                <text:p>10</text:p>
              </table:table-cell>
              <table:table-cell office:value-type="float" office:value="1250">
                <text:p>1250</text:p>
              </table:table-cell>
              <table:table-cell office:value-type="float" office:value="0.000943152109781901">
                <text:p>0.000943152109781901</text:p>
              </table:table-cell>
              <table:table-cell office:value-type="float" office:value="0.138615242640177">
                <text:p>0.138615242640177</text:p>
              </table:table-cell>
              <table:table-cell office:value-type="float" office:value="0.300425450007121">
                <text:p>0.300425450007121</text:p>
              </table:table-cell>
              <table:table-cell office:value-type="float" office:value="0.153486712773641">
                <text:p>0.153486712773641</text:p>
              </table:table-cell>
              <table:table-cell office:value-type="float" office:value="0.146642939249674">
                <text:p>0.146642939249674</text:p>
              </table:table-cell>
            </table:table-row>
            <table:table-row>
              <table:table-cell office:value-type="string">
                <text:p>11</text:p>
              </table:table-cell>
              <table:table-cell office:value-type="float" office:value="1375">
                <text:p>1375</text:p>
              </table:table-cell>
              <table:table-cell office:value-type="float" office:value="0.000663455327351888">
                <text:p>0.000663455327351888</text:p>
              </table:table-cell>
              <table:table-cell office:value-type="float" office:value="0.169499667485555">
                <text:p>0.169499667485555</text:p>
              </table:table-cell>
              <table:table-cell office:value-type="float" office:value="0.368430201212565">
                <text:p>0.368430201212565</text:p>
              </table:table-cell>
              <table:table-cell office:value-type="float" office:value="0.185104401906331">
                <text:p>0.185104401906331</text:p>
              </table:table-cell>
              <table:table-cell office:value-type="float" office:value="0.178490479787191">
                <text:p>0.178490479787191</text:p>
              </table:table-cell>
            </table:table-row>
            <table:table-row>
              <table:table-cell office:value-type="string">
                <text:p>12</text:p>
              </table:table-cell>
              <table:table-cell office:value-type="float" office:value="1500">
                <text:p>1500</text:p>
              </table:table-cell>
              <table:table-cell office:value-type="float" office:value="0.000838772455851237">
                <text:p>0.000838772455851237</text:p>
              </table:table-cell>
              <table:table-cell office:value-type="float" office:value="0.207630634307861">
                <text:p>0.207630634307861</text:p>
              </table:table-cell>
              <table:table-cell office:value-type="float" office:value="0.437788740793864">
                <text:p>0.437788740793864</text:p>
              </table:table-cell>
              <table:table-cell office:value-type="float" office:value="0.222940762837728">
                <text:p>0.222940762837728</text:p>
              </table:table-cell>
              <table:table-cell office:value-type="float" office:value="0.214462518692017">
                <text:p>0.214462518692017</text:p>
              </table:table-cell>
            </table:table-row>
            <table:table-row>
              <table:table-cell office:value-type="string">
                <text:p>13</text:p>
              </table:table-cell>
              <table:table-cell office:value-type="float" office:value="1625">
                <text:p>1625</text:p>
              </table:table-cell>
              <table:table-cell office:value-type="float" office:value="0.000818920135498047">
                <text:p>0.000818920135498047</text:p>
              </table:table-cell>
              <table:table-cell office:value-type="float" office:value="0.233863846460978">
                <text:p>0.233863846460978</text:p>
              </table:table-cell>
              <table:table-cell office:value-type="float" office:value="0.50937614440918">
                <text:p>0.50937614440918</text:p>
              </table:table-cell>
              <table:table-cell office:value-type="float" office:value="0.264086167017619">
                <text:p>0.264086167017619</text:p>
              </table:table-cell>
              <table:table-cell office:value-type="float" office:value="0.252073113123576">
                <text:p>0.252073113123576</text:p>
              </table:table-cell>
            </table:table-row>
            <table:table-row>
              <table:table-cell office:value-type="string">
                <text:p>14</text:p>
              </table:table-cell>
              <table:table-cell office:value-type="float" office:value="1750">
                <text:p>1750</text:p>
              </table:table-cell>
              <table:table-cell office:value-type="float" office:value="0.000926589965820312">
                <text:p>0.000926589965820312</text:p>
              </table:table-cell>
              <table:table-cell office:value-type="float" office:value="0.268307781219482">
                <text:p>0.268307781219482</text:p>
              </table:table-cell>
              <table:table-cell office:value-type="float" office:value="0.612271690368652">
                <text:p>0.612271690368652</text:p>
              </table:table-cell>
              <table:table-cell office:value-type="float" office:value="0.307438596089681">
                <text:p>0.307438596089681</text:p>
              </table:table-cell>
              <table:table-cell office:value-type="float" office:value="0.295413668950399">
                <text:p>0.295413668950399</text:p>
              </table:table-cell>
            </table:table-row>
            <table:table-row>
              <table:table-cell office:value-type="string">
                <text:p>15</text:p>
              </table:table-cell>
              <table:table-cell office:value-type="float" office:value="1875">
                <text:p>1875</text:p>
              </table:table-cell>
              <table:table-cell office:value-type="float" office:value="0.00105387369791667">
                <text:p>0.00105387369791667</text:p>
              </table:table-cell>
              <table:table-cell office:value-type="float" office:value="0.317558495203654">
                <text:p>0.317558495203654</text:p>
              </table:table-cell>
              <table:table-cell office:value-type="float" office:value="0.686925919850667">
                <text:p>0.686925919850667</text:p>
              </table:table-cell>
              <table:table-cell office:value-type="float" office:value="0.352970854441325">
                <text:p>0.352970854441325</text:p>
              </table:table-cell>
              <table:table-cell office:value-type="float" office:value="0.491588020324707">
                <text:p>0.491588020324707</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3.3$MacOSX_X86_64 LibreOffice_project/d54a8868f08a7b39642414cf2c8ef2f228f780cf</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draw:stroke="none" svg:stroke-width="0.08cm" svg:stroke-color="#ff420e" draw:fill-color="#ff420e" dr3d:edge-rounding="5%"/>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true"/>
      <style:graphic-properties draw:stroke="none" svg:stroke-width="0.08cm" svg:stroke-color="#ffd320" draw:fill-color="#ffd320" dr3d:edge-rounding="5%"/>
      <style:text-properties fo:font-size="10pt" style:font-size-asian="10pt" style:font-size-complex="10pt"/>
    </style:style>
    <style:style style:name="ch13" style:family="chart" style:data-style-name="N0">
      <style:chart-properties chart:symbol-type="named-symbol" chart:symbol-name="arrow-up" chart:symbol-width="0.25cm" chart:symbol-height="0.25cm" chart:link-data-style-to-source="true"/>
      <style:graphic-properties draw:stroke="none" svg:stroke-width="0.08cm" svg:stroke-color="#579d1c" draw:fill-color="#579d1c"/>
      <style:text-properties fo:font-size="10pt" style:font-size-asian="10pt" style:font-size-complex="10pt"/>
    </style:style>
    <style:style style:name="ch14" style:family="chart" style:data-style-name="N0">
      <style:chart-properties chart:symbol-type="named-symbol" chart:symbol-name="arrow-right" chart:symbol-width="0.25cm" chart:symbol-height="0.25cm" chart:link-data-style-to-source="true"/>
      <style:graphic-properties draw:stroke="none" svg:stroke-width="0.08cm" svg:stroke-color="#7e0021" draw:fill-color="#7e0021"/>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15.999cm" svg:height="8.999cm" xlink:href="." xlink:type="simple" chart:class="chart:scatter" chart:style-name="ch1">
        <chart:title svg:x="6.826cm" svg:y="0.315cm" chart:style-name="ch2">
          <text:p>Merge sort</text:p>
        </chart:title>
        <chart:legend chart:legend-position="end" svg:x="12.637cm" svg:y="3.241cm" style:legend-expansion="high" chart:style-name="ch3"/>
        <chart:plot-area chart:style-name="ch4" chart:data-source-has-labels="both" svg:x="1.32cm" svg:y="1.265cm" svg:width="10.998cm" svg:height="6.584cm">
          <chartooo:coordinate-region svg:x="1.751cm" svg:y="1.457cm" svg:width="9.689cm" svg:height="5.76cm"/>
          <chart:axis chart:dimension="x" chart:name="primary-x" chart:style-name="ch5" chartooo:axis-type="auto">
            <chart:title svg:x="5.233cm" svg:y="8.028cm" chart:style-name="ch6">
              <text:p>Rozmiar danych [szt.]</text:p>
            </chart:title>
            <chart:categories table:cell-range-address="local-table.$A$2:.$A$16"/>
          </chart:axis>
          <chart:axis chart:dimension="y" chart:name="primary-y" chart:style-name="ch7">
            <chart:title svg:x="0.451cm" svg:y="6.042cm" chart:style-name="ch8">
              <text:p>Czas sortowania [s.]</text:p>
            </chart:title>
            <chart:grid chart:style-name="ch9" chart:class="major"/>
          </chart:axis>
          <chart:series chart:style-name="ch10" chart:values-cell-range-address="local-table.$C$2:.$C$16" chart:label-cell-address="local-table.$C$1" chart:class="chart:scatter">
            <chart:domain table:cell-range-address="local-table.$B$2:.$B$16"/>
            <chart:data-point chart:repeated="15"/>
          </chart:series>
          <chart:series chart:style-name="ch11" chart:values-cell-range-address="local-table.$D$2:.$D$16" chart:label-cell-address="local-table.$D$1" chart:class="chart:scatter">
            <chart:data-point chart:repeated="15"/>
          </chart:series>
          <chart:series chart:style-name="ch12" chart:values-cell-range-address="local-table.$E$2:.$E$16" chart:label-cell-address="local-table.$E$1" chart:class="chart:scatter">
            <chart:data-point chart:repeated="15"/>
          </chart:series>
          <chart:series chart:style-name="ch13" chart:values-cell-range-address="local-table.$F$2:.$F$16" chart:label-cell-address="local-table.$F$1" chart:class="chart:scatter">
            <chart:data-point chart:repeated="15"/>
          </chart:series>
          <chart:series chart:style-name="ch14" chart:values-cell-range-address="local-table.$G$2:.$G$16" chart:label-cell-address="local-table.$G$1" chart:class="chart:scatter">
            <chart:data-point chart:repeated="15"/>
          </chart:series>
          <chart:wall chart:style-name="ch15"/>
          <chart:floor chart:style-name="ch16"/>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
              </table:table-cell>
              <table:table-cell office:value-type="string">
                <text:p>Dane rosnące</text:p>
              </table:table-cell>
              <table:table-cell office:value-type="string">
                <text:p>Dane stałe</text:p>
              </table:table-cell>
              <table:table-cell office:value-type="string">
                <text:p>Dane malejące</text:p>
              </table:table-cell>
              <table:table-cell office:value-type="string">
                <text:p>Dane losowe</text:p>
              </table:table-cell>
              <table:table-cell office:value-type="string">
                <text:p>Dane v-kształtne</text:p>
              </table:table-cell>
            </table:table-row>
          </table:table-header-rows>
          <table:table-rows>
            <table:table-row>
              <table:table-cell office:value-type="string">
                <text:p>1</text:p>
              </table:table-cell>
              <table:table-cell office:value-type="float" office:value="125">
                <text:p>125</text:p>
              </table:table-cell>
              <table:table-cell office:value-type="float" office:value="0.000424893697102865">
                <text:p>0.000424893697102865</text:p>
              </table:table-cell>
              <table:table-cell office:value-type="float" office:value="0.000461864471435547">
                <text:p>0.000461864471435547</text:p>
              </table:table-cell>
              <table:table-cell office:value-type="float" office:value="0.000426324208577474">
                <text:p>0.000426324208577474</text:p>
              </table:table-cell>
              <table:table-cell office:value-type="float" office:value="0.000453964869181315">
                <text:p>0.000453964869181315</text:p>
              </table:table-cell>
              <table:table-cell office:value-type="float" office:value="0.000443601608276367">
                <text:p>0.000443601608276367</text:p>
              </table:table-cell>
            </table:table-row>
            <table:table-row>
              <table:table-cell office:value-type="string">
                <text:p>2</text:p>
              </table:table-cell>
              <table:table-cell office:value-type="float" office:value="250">
                <text:p>250</text:p>
              </table:table-cell>
              <table:table-cell office:value-type="float" office:value="0.000933376948038737">
                <text:p>0.000933376948038737</text:p>
              </table:table-cell>
              <table:table-cell office:value-type="float" office:value="0.00100258191426595">
                <text:p>0.00100258191426595</text:p>
              </table:table-cell>
              <table:table-cell office:value-type="float" office:value="0.000922298431396484">
                <text:p>0.000922298431396484</text:p>
              </table:table-cell>
              <table:table-cell office:value-type="float" office:value="0.0010136604309082">
                <text:p>0.0010136604309082</text:p>
              </table:table-cell>
              <table:table-cell office:value-type="float" office:value="0.000971523920694987">
                <text:p>0.000971523920694987</text:p>
              </table:table-cell>
            </table:table-row>
            <table:table-row>
              <table:table-cell office:value-type="string">
                <text:p>3</text:p>
              </table:table-cell>
              <table:table-cell office:value-type="float" office:value="375">
                <text:p>375</text:p>
              </table:table-cell>
              <table:table-cell office:value-type="float" office:value="0.00140929222106934">
                <text:p>0.00140929222106934</text:p>
              </table:table-cell>
              <table:table-cell office:value-type="float" office:value="0.00162704785664876">
                <text:p>0.00162704785664876</text:p>
              </table:table-cell>
              <table:table-cell office:value-type="float" office:value="0.00155762036641439">
                <text:p>0.00155762036641439</text:p>
              </table:table-cell>
              <table:table-cell office:value-type="float" office:value="0.00155949592590332">
                <text:p>0.00155949592590332</text:p>
              </table:table-cell>
              <table:table-cell office:value-type="float" office:value="0.00148960749308268">
                <text:p>0.00148960749308268</text:p>
              </table:table-cell>
            </table:table-row>
            <table:table-row>
              <table:table-cell office:value-type="string">
                <text:p>4</text:p>
              </table:table-cell>
              <table:table-cell office:value-type="float" office:value="500">
                <text:p>500</text:p>
              </table:table-cell>
              <table:table-cell office:value-type="float" office:value="0.00197860399881999">
                <text:p>0.00197860399881999</text:p>
              </table:table-cell>
              <table:table-cell office:value-type="float" office:value="0.00210890769958496">
                <text:p>0.00210890769958496</text:p>
              </table:table-cell>
              <table:table-cell office:value-type="float" office:value="0.00192705790201823">
                <text:p>0.00192705790201823</text:p>
              </table:table-cell>
              <table:table-cell office:value-type="float" office:value="0.0021332581837972">
                <text:p>0.0021332581837972</text:p>
              </table:table-cell>
              <table:table-cell office:value-type="float" office:value="0.00199777285257975">
                <text:p>0.00199777285257975</text:p>
              </table:table-cell>
            </table:table-row>
            <table:table-row>
              <table:table-cell office:value-type="string">
                <text:p>5</text:p>
              </table:table-cell>
              <table:table-cell office:value-type="float" office:value="625">
                <text:p>625</text:p>
              </table:table-cell>
              <table:table-cell office:value-type="float" office:value="0.00251531600952148">
                <text:p>0.00251531600952148</text:p>
              </table:table-cell>
              <table:table-cell office:value-type="float" office:value="0.00275769233703613">
                <text:p>0.00275769233703613</text:p>
              </table:table-cell>
              <table:table-cell office:value-type="float" office:value="0.0026642640431722">
                <text:p>0.0026642640431722</text:p>
              </table:table-cell>
              <table:table-cell office:value-type="float" office:value="0.00285998980204264">
                <text:p>0.00285998980204264</text:p>
              </table:table-cell>
              <table:table-cell office:value-type="float" office:value="0.00266749064127604">
                <text:p>0.00266749064127604</text:p>
              </table:table-cell>
            </table:table-row>
            <table:table-row>
              <table:table-cell office:value-type="string">
                <text:p>6</text:p>
              </table:table-cell>
              <table:table-cell office:value-type="float" office:value="750">
                <text:p>750</text:p>
              </table:table-cell>
              <table:table-cell office:value-type="float" office:value="0.0029944896697998">
                <text:p>0.0029944896697998</text:p>
              </table:table-cell>
              <table:table-cell office:value-type="float" office:value="0.00328420003255208">
                <text:p>0.00328420003255208</text:p>
              </table:table-cell>
              <table:table-cell office:value-type="float" office:value="0.00312636693318685">
                <text:p>0.00312636693318685</text:p>
              </table:table-cell>
              <table:table-cell office:value-type="float" office:value="0.00354088147481282">
                <text:p>0.00354088147481282</text:p>
              </table:table-cell>
              <table:table-cell office:value-type="float" office:value="0.0032158374786377">
                <text:p>0.0032158374786377</text:p>
              </table:table-cell>
            </table:table-row>
            <table:table-row>
              <table:table-cell office:value-type="string">
                <text:p>7</text:p>
              </table:table-cell>
              <table:table-cell office:value-type="float" office:value="875">
                <text:p>875</text:p>
              </table:table-cell>
              <table:table-cell office:value-type="float" office:value="0.00354323387145996">
                <text:p>0.00354323387145996</text:p>
              </table:table-cell>
              <table:table-cell office:value-type="float" office:value="0.00394721031188965">
                <text:p>0.00394721031188965</text:p>
              </table:table-cell>
              <table:table-cell office:value-type="float" office:value="0.00360097885131836">
                <text:p>0.00360097885131836</text:p>
              </table:table-cell>
              <table:table-cell office:value-type="float" office:value="0.0040652592976888">
                <text:p>0.0040652592976888</text:p>
              </table:table-cell>
              <table:table-cell office:value-type="float" office:value="0.00382493336995443">
                <text:p>0.00382493336995443</text:p>
              </table:table-cell>
            </table:table-row>
            <table:table-row>
              <table:table-cell office:value-type="string">
                <text:p>8</text:p>
              </table:table-cell>
              <table:table-cell office:value-type="float" office:value="1000">
                <text:p>1000</text:p>
              </table:table-cell>
              <table:table-cell office:value-type="float" office:value="0.0042843500773112">
                <text:p>0.0042843500773112</text:p>
              </table:table-cell>
              <table:table-cell office:value-type="float" office:value="0.00445863405863444">
                <text:p>0.00445863405863444</text:p>
              </table:table-cell>
              <table:table-cell office:value-type="float" office:value="0.00418909390767415">
                <text:p>0.00418909390767415</text:p>
              </table:table-cell>
              <table:table-cell office:value-type="float" office:value="0.0045354684193929">
                <text:p>0.0045354684193929</text:p>
              </table:table-cell>
              <table:table-cell office:value-type="float" office:value="0.0044986883799235">
                <text:p>0.0044986883799235</text:p>
              </table:table-cell>
            </table:table-row>
            <table:table-row>
              <table:table-cell office:value-type="string">
                <text:p>9</text:p>
              </table:table-cell>
              <table:table-cell office:value-type="float" office:value="1125">
                <text:p>1125</text:p>
              </table:table-cell>
              <table:table-cell office:value-type="float" office:value="0.00467166900634766">
                <text:p>0.00467166900634766</text:p>
              </table:table-cell>
              <table:table-cell office:value-type="float" office:value="0.00502804120381673">
                <text:p>0.00502804120381673</text:p>
              </table:table-cell>
              <table:table-cell office:value-type="float" office:value="0.00465764999389648">
                <text:p>0.00465764999389648</text:p>
              </table:table-cell>
              <table:table-cell office:value-type="float" office:value="0.00544039408365886">
                <text:p>0.00544039408365886</text:p>
              </table:table-cell>
              <table:table-cell office:value-type="float" office:value="0.00501999855041504">
                <text:p>0.00501999855041504</text:p>
              </table:table-cell>
            </table:table-row>
            <table:table-row>
              <table:table-cell office:value-type="string">
                <text:p>10</text:p>
              </table:table-cell>
              <table:table-cell office:value-type="float" office:value="1250">
                <text:p>1250</text:p>
              </table:table-cell>
              <table:table-cell office:value-type="float" office:value="0.00531307856241862">
                <text:p>0.00531307856241862</text:p>
              </table:table-cell>
              <table:table-cell office:value-type="float" office:value="0.00570222536722819">
                <text:p>0.00570222536722819</text:p>
              </table:table-cell>
              <table:table-cell office:value-type="float" office:value="0.00522335370381673">
                <text:p>0.00522335370381673</text:p>
              </table:table-cell>
              <table:table-cell office:value-type="float" office:value="0.00632410049438477">
                <text:p>0.00632410049438477</text:p>
              </table:table-cell>
              <table:table-cell office:value-type="float" office:value="0.00536403656005859">
                <text:p>0.00536403656005859</text:p>
              </table:table-cell>
            </table:table-row>
            <table:table-row>
              <table:table-cell office:value-type="string">
                <text:p>11</text:p>
              </table:table-cell>
              <table:table-cell office:value-type="float" office:value="1375">
                <text:p>1375</text:p>
              </table:table-cell>
              <table:table-cell office:value-type="float" office:value="0.00591630935668945">
                <text:p>0.00591630935668945</text:p>
              </table:table-cell>
              <table:table-cell office:value-type="float" office:value="0.0064306894938151">
                <text:p>0.0064306894938151</text:p>
              </table:table-cell>
              <table:table-cell office:value-type="float" office:value="0.0059962272644043">
                <text:p>0.0059962272644043</text:p>
              </table:table-cell>
              <table:table-cell office:value-type="float" office:value="0.00703838666280111">
                <text:p>0.00703838666280111</text:p>
              </table:table-cell>
              <table:table-cell office:value-type="float" office:value="0.0061833381652832">
                <text:p>0.0061833381652832</text:p>
              </table:table-cell>
            </table:table-row>
            <table:table-row>
              <table:table-cell office:value-type="string">
                <text:p>12</text:p>
              </table:table-cell>
              <table:table-cell office:value-type="float" office:value="1500">
                <text:p>1500</text:p>
              </table:table-cell>
              <table:table-cell office:value-type="float" office:value="0.00628410975138347">
                <text:p>0.00628410975138347</text:p>
              </table:table-cell>
              <table:table-cell office:value-type="float" office:value="0.00686688423156738">
                <text:p>0.00686688423156738</text:p>
              </table:table-cell>
              <table:table-cell office:value-type="float" office:value="0.00646971066792806">
                <text:p>0.00646971066792806</text:p>
              </table:table-cell>
              <table:table-cell office:value-type="float" office:value="0.00743004480997721">
                <text:p>0.00743004480997721</text:p>
              </table:table-cell>
              <table:table-cell office:value-type="float" office:value="0.0068083922068278">
                <text:p>0.0068083922068278</text:p>
              </table:table-cell>
            </table:table-row>
            <table:table-row>
              <table:table-cell office:value-type="string">
                <text:p>13</text:p>
              </table:table-cell>
              <table:table-cell office:value-type="float" office:value="1625">
                <text:p>1625</text:p>
              </table:table-cell>
              <table:table-cell office:value-type="float" office:value="0.00685623486836751">
                <text:p>0.00685623486836751</text:p>
              </table:table-cell>
              <table:table-cell office:value-type="float" office:value="0.00775254567464193">
                <text:p>0.00775254567464193</text:p>
              </table:table-cell>
              <table:table-cell office:value-type="float" office:value="0.00705288251241048">
                <text:p>0.00705288251241048</text:p>
              </table:table-cell>
              <table:table-cell office:value-type="float" office:value="0.00807196299235026">
                <text:p>0.00807196299235026</text:p>
              </table:table-cell>
              <table:table-cell office:value-type="float" office:value="0.00748833020528158">
                <text:p>0.00748833020528158</text:p>
              </table:table-cell>
            </table:table-row>
            <table:table-row>
              <table:table-cell office:value-type="string">
                <text:p>14</text:p>
              </table:table-cell>
              <table:table-cell office:value-type="float" office:value="1750">
                <text:p>1750</text:p>
              </table:table-cell>
              <table:table-cell office:value-type="float" office:value="0.00746062596638997">
                <text:p>0.00746062596638997</text:p>
              </table:table-cell>
              <table:table-cell office:value-type="float" office:value="0.00889800389607747">
                <text:p>0.00889800389607747</text:p>
              </table:table-cell>
              <table:table-cell office:value-type="float" office:value="0.00761966705322266">
                <text:p>0.00761966705322266</text:p>
              </table:table-cell>
              <table:table-cell office:value-type="float" office:value="0.00877828598022461">
                <text:p>0.00877828598022461</text:p>
              </table:table-cell>
              <table:table-cell office:value-type="float" office:value="0.00772500038146973">
                <text:p>0.00772500038146973</text:p>
              </table:table-cell>
            </table:table-row>
            <table:table-row>
              <table:table-cell office:value-type="string">
                <text:p>15</text:p>
              </table:table-cell>
              <table:table-cell office:value-type="float" office:value="1875">
                <text:p>1875</text:p>
              </table:table-cell>
              <table:table-cell office:value-type="float" office:value="0.00801111857096354">
                <text:p>0.00801111857096354</text:p>
              </table:table-cell>
              <table:table-cell office:value-type="float" office:value="0.00918111801147461">
                <text:p>0.00918111801147461</text:p>
              </table:table-cell>
              <table:table-cell office:value-type="float" office:value="0.00855209032694499">
                <text:p>0.00855209032694499</text:p>
              </table:table-cell>
              <table:table-cell office:value-type="float" office:value="0.00929673512776693">
                <text:p>0.00929673512776693</text:p>
              </table:table-cell>
              <table:table-cell office:value-type="float" office:value="0.00836939811706543">
                <text:p>0.00836939811706543</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3.3$MacOSX_X86_64 LibreOffice_project/d54a8868f08a7b39642414cf2c8ef2f228f780cf</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draw:stroke="none" svg:stroke-width="0.08cm" svg:stroke-color="#ff420e" draw:fill-color="#ff420e" dr3d:edge-rounding="5%"/>
      <style:text-properties fo:font-size="10pt" style:font-size-asian="10pt" style:font-size-complex="10pt"/>
    </style:style>
    <style:style style:name="ch11" style:family="chart" style:data-style-name="N0">
      <style:chart-properties chart:symbol-type="named-symbol" chart:symbol-name="arrow-down" chart:symbol-width="0.25cm" chart:symbol-height="0.25cm" chart:link-data-style-to-source="true"/>
      <style:graphic-properties draw:stroke="none" svg:stroke-width="0.08cm" svg:stroke-color="#ffd320" draw:fill-color="#ffd320" dr3d:edge-rounding="5%"/>
      <style:text-properties fo:font-size="10pt" style:font-size-asian="10pt" style:font-size-complex="10pt"/>
    </style:style>
    <style:style style:name="ch12" style:family="chart" style:data-style-name="N0">
      <style:chart-properties chart:symbol-type="named-symbol" chart:symbol-name="arrow-up" chart:symbol-width="0.25cm" chart:symbol-height="0.25cm" chart:link-data-style-to-source="true"/>
      <style:graphic-properties draw:stroke="none" svg:stroke-width="0.08cm" svg:stroke-color="#579d1c" draw:fill-color="#579d1c"/>
      <style:text-properties fo:font-size="10pt" style:font-size-asian="10pt" style:font-size-complex="10pt"/>
    </style:style>
    <style:style style:name="ch13" style:family="chart" style:data-style-name="N0">
      <style:chart-properties chart:symbol-type="named-symbol" chart:symbol-name="arrow-right" chart:symbol-width="0.25cm" chart:symbol-height="0.25cm" chart:link-data-style-to-source="true"/>
      <style:graphic-properties draw:stroke="none" svg:stroke-width="0.08cm" svg:stroke-color="#7e0021" draw:fill-color="#7e0021"/>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5.999cm" svg:height="8.999cm" xlink:href="." xlink:type="simple" chart:class="chart:scatter" chart:style-name="ch1">
        <chart:title svg:x="6.533cm" svg:y="0.315cm" chart:style-name="ch2">
          <text:p>Selection sort</text:p>
        </chart:title>
        <chart:legend chart:legend-position="end" svg:x="12.637cm" svg:y="3.241cm" style:legend-expansion="high" chart:style-name="ch3"/>
        <chart:plot-area chart:style-name="ch4" chart:data-source-has-labels="both" svg:x="1.32cm" svg:y="1.265cm" svg:width="10.998cm" svg:height="6.584cm">
          <chartooo:coordinate-region svg:x="2.245cm" svg:y="1.457cm" svg:width="9.689cm" svg:height="5.76cm"/>
          <chart:axis chart:dimension="x" chart:name="primary-x" chart:style-name="ch5" chartooo:axis-type="auto">
            <chart:title svg:x="5.233cm" svg:y="8.028cm" chart:style-name="ch6">
              <text:p>Rozmiar danych [szt.]</text:p>
            </chart:title>
            <chart:categories table:cell-range-address="local-table.$A$2:.$A$16"/>
          </chart:axis>
          <chart:axis chart:dimension="y" chart:name="primary-y" chart:style-name="ch5">
            <chart:title svg:x="0.451cm" svg:y="6.042cm" chart:style-name="ch7">
              <text:p>Czas sortowania [s.]</text:p>
            </chart:title>
            <chart:grid chart:style-name="ch8" chart:class="major"/>
          </chart:axis>
          <chart:series chart:style-name="ch9" chart:values-cell-range-address="local-table.$C$2:.$C$16" chart:label-cell-address="local-table.$C$1" chart:class="chart:scatter">
            <chart:domain table:cell-range-address="local-table.$B$2:.$B$16"/>
            <chart:data-point chart:repeated="15"/>
          </chart:series>
          <chart:series chart:style-name="ch10" chart:values-cell-range-address="local-table.$D$2:.$D$16" chart:label-cell-address="local-table.$D$1" chart:class="chart:scatter">
            <chart:data-point chart:repeated="15"/>
          </chart:series>
          <chart:series chart:style-name="ch11" chart:values-cell-range-address="local-table.$E$2:.$E$16" chart:label-cell-address="local-table.$E$1" chart:class="chart:scatter">
            <chart:data-point chart:repeated="15"/>
          </chart:series>
          <chart:series chart:style-name="ch12" chart:values-cell-range-address="local-table.$F$2:.$F$16" chart:label-cell-address="local-table.$F$1" chart:class="chart:scatter">
            <chart:data-point chart:repeated="15"/>
          </chart:series>
          <chart:series chart:style-name="ch13" chart:values-cell-range-address="local-table.$G$2:.$G$16" chart:label-cell-address="local-table.$G$1" chart:class="chart:scatter">
            <chart:data-point chart:repeated="15"/>
          </chart:series>
          <chart:wall chart:style-name="ch14"/>
          <chart:floor chart:style-name="ch15"/>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
              </table:table-cell>
              <table:table-cell office:value-type="string">
                <text:p>Dane rosnące</text:p>
              </table:table-cell>
              <table:table-cell office:value-type="string">
                <text:p>Dane stałe</text:p>
              </table:table-cell>
              <table:table-cell office:value-type="string">
                <text:p>Dane malejące</text:p>
              </table:table-cell>
              <table:table-cell office:value-type="string">
                <text:p>Dane losowe</text:p>
              </table:table-cell>
              <table:table-cell office:value-type="string">
                <text:p>Dane v-kształtne</text:p>
              </table:table-cell>
            </table:table-row>
          </table:table-header-rows>
          <table:table-rows>
            <table:table-row>
              <table:table-cell office:value-type="string">
                <text:p>1</text:p>
              </table:table-cell>
              <table:table-cell office:value-type="float" office:value="125">
                <text:p>125</text:p>
              </table:table-cell>
              <table:table-cell office:value-type="float" office:value="0.000982936223347982">
                <text:p>0.000982936223347982</text:p>
              </table:table-cell>
              <table:table-cell office:value-type="float" office:value="0.0008026917775472">
                <text:p>0.0008026917775472</text:p>
              </table:table-cell>
              <table:table-cell office:value-type="float" office:value="0.000812005996704102">
                <text:p>0.000812005996704102</text:p>
              </table:table-cell>
              <table:table-cell office:value-type="float" office:value="0.00080262819925944">
                <text:p>0.00080262819925944</text:p>
              </table:table-cell>
              <table:table-cell office:value-type="float" office:value="0.000828329722086589">
                <text:p>0.000828329722086589</text:p>
              </table:table-cell>
            </table:table-row>
            <table:table-row>
              <table:table-cell office:value-type="string">
                <text:p>2</text:p>
              </table:table-cell>
              <table:table-cell office:value-type="float" office:value="250">
                <text:p>250</text:p>
              </table:table-cell>
              <table:table-cell office:value-type="float" office:value="0.00336141586303711">
                <text:p>0.00336141586303711</text:p>
              </table:table-cell>
              <table:table-cell office:value-type="float" office:value="0.00282848676045736">
                <text:p>0.00282848676045736</text:p>
              </table:table-cell>
              <table:table-cell office:value-type="float" office:value="0.00324640274047852">
                <text:p>0.00324640274047852</text:p>
              </table:table-cell>
              <table:table-cell office:value-type="float" office:value="0.00306202570597331">
                <text:p>0.00306202570597331</text:p>
              </table:table-cell>
              <table:table-cell office:value-type="float" office:value="0.00283943812052409">
                <text:p>0.00283943812052409</text:p>
              </table:table-cell>
            </table:table-row>
            <table:table-row>
              <table:table-cell office:value-type="string">
                <text:p>3</text:p>
              </table:table-cell>
              <table:table-cell office:value-type="float" office:value="375">
                <text:p>375</text:p>
              </table:table-cell>
              <table:table-cell office:value-type="float" office:value="0.00777390797932943">
                <text:p>0.00777390797932943</text:p>
              </table:table-cell>
              <table:table-cell office:value-type="float" office:value="0.00664652188618978">
                <text:p>0.00664652188618978</text:p>
              </table:table-cell>
              <table:table-cell office:value-type="float" office:value="0.00715158780415853">
                <text:p>0.00715158780415853</text:p>
              </table:table-cell>
              <table:table-cell office:value-type="float" office:value="0.00675740242004395">
                <text:p>0.00675740242004395</text:p>
              </table:table-cell>
              <table:table-cell office:value-type="float" office:value="0.0065364678700765">
                <text:p>0.0065364678700765</text:p>
              </table:table-cell>
            </table:table-row>
            <table:table-row>
              <table:table-cell office:value-type="string">
                <text:p>4</text:p>
              </table:table-cell>
              <table:table-cell office:value-type="float" office:value="500">
                <text:p>500</text:p>
              </table:table-cell>
              <table:table-cell office:value-type="float" office:value="0.0136287848154704">
                <text:p>0.0136287848154704</text:p>
              </table:table-cell>
              <table:table-cell office:value-type="float" office:value="0.0119836171468099">
                <text:p>0.0119836171468099</text:p>
              </table:table-cell>
              <table:table-cell office:value-type="float" office:value="0.0125550905863444">
                <text:p>0.0125550905863444</text:p>
              </table:table-cell>
              <table:table-cell office:value-type="float" office:value="0.0119959513346354">
                <text:p>0.0119959513346354</text:p>
              </table:table-cell>
              <table:table-cell office:value-type="float" office:value="0.0117774168650309">
                <text:p>0.0117774168650309</text:p>
              </table:table-cell>
            </table:table-row>
            <table:table-row>
              <table:table-cell office:value-type="string">
                <text:p>5</text:p>
              </table:table-cell>
              <table:table-cell office:value-type="float" office:value="625">
                <text:p>625</text:p>
              </table:table-cell>
              <table:table-cell office:value-type="float" office:value="0.0236580689748128">
                <text:p>0.0236580689748128</text:p>
              </table:table-cell>
              <table:table-cell office:value-type="float" office:value="0.0193136692047119">
                <text:p>0.0193136692047119</text:p>
              </table:table-cell>
              <table:table-cell office:value-type="float" office:value="0.0203004519144694">
                <text:p>0.0203004519144694</text:p>
              </table:table-cell>
              <table:table-cell office:value-type="float" office:value="0.018958314259847">
                <text:p>0.018958314259847</text:p>
              </table:table-cell>
              <table:table-cell office:value-type="float" office:value="0.0190424760182699">
                <text:p>0.0190424760182699</text:p>
              </table:table-cell>
            </table:table-row>
            <table:table-row>
              <table:table-cell office:value-type="string">
                <text:p>6</text:p>
              </table:table-cell>
              <table:table-cell office:value-type="float" office:value="750">
                <text:p>750</text:p>
              </table:table-cell>
              <table:table-cell office:value-type="float" office:value="0.033118200302124">
                <text:p>0.033118200302124</text:p>
              </table:table-cell>
              <table:table-cell office:value-type="float" office:value="0.0270967960357666">
                <text:p>0.0270967960357666</text:p>
              </table:table-cell>
              <table:table-cell office:value-type="float" office:value="0.0290729840596517">
                <text:p>0.0290729840596517</text:p>
              </table:table-cell>
              <table:table-cell office:value-type="float" office:value="0.0264902273813883">
                <text:p>0.0264902273813883</text:p>
              </table:table-cell>
              <table:table-cell office:value-type="float" office:value="0.0272517522176107">
                <text:p>0.0272517522176107</text:p>
              </table:table-cell>
            </table:table-row>
            <table:table-row>
              <table:table-cell office:value-type="string">
                <text:p>7</text:p>
              </table:table-cell>
              <table:table-cell office:value-type="float" office:value="875">
                <text:p>875</text:p>
              </table:table-cell>
              <table:table-cell office:value-type="float" office:value="0.0471317609151205">
                <text:p>0.0471317609151205</text:p>
              </table:table-cell>
              <table:table-cell office:value-type="float" office:value="0.0388176759084066">
                <text:p>0.0388176759084066</text:p>
              </table:table-cell>
              <table:table-cell office:value-type="float" office:value="0.039912748336792">
                <text:p>0.039912748336792</text:p>
              </table:table-cell>
              <table:table-cell office:value-type="float" office:value="0.0363889853159587">
                <text:p>0.0363889853159587</text:p>
              </table:table-cell>
              <table:table-cell office:value-type="float" office:value="0.0367395242055257">
                <text:p>0.0367395242055257</text:p>
              </table:table-cell>
            </table:table-row>
            <table:table-row>
              <table:table-cell office:value-type="string">
                <text:p>8</text:p>
              </table:table-cell>
              <table:table-cell office:value-type="float" office:value="1000">
                <text:p>1000</text:p>
              </table:table-cell>
              <table:table-cell office:value-type="float" office:value="0.0676571051279704">
                <text:p>0.0676571051279704</text:p>
              </table:table-cell>
              <table:table-cell office:value-type="float" office:value="0.0519336064656576">
                <text:p>0.0519336064656576</text:p>
              </table:table-cell>
              <table:table-cell office:value-type="float" office:value="0.0523436864217122">
                <text:p>0.0523436864217122</text:p>
              </table:table-cell>
              <table:table-cell office:value-type="float" office:value="0.0473005135854085">
                <text:p>0.0473005135854085</text:p>
              </table:table-cell>
              <table:table-cell office:value-type="float" office:value="0.0503832817077637">
                <text:p>0.0503832817077637</text:p>
              </table:table-cell>
            </table:table-row>
            <table:table-row>
              <table:table-cell office:value-type="string">
                <text:p>9</text:p>
              </table:table-cell>
              <table:table-cell office:value-type="float" office:value="1125">
                <text:p>1125</text:p>
              </table:table-cell>
              <table:table-cell office:value-type="float" office:value="0.0687649726867676">
                <text:p>0.0687649726867676</text:p>
              </table:table-cell>
              <table:table-cell office:value-type="float" office:value="0.0686111609141032">
                <text:p>0.0686111609141032</text:p>
              </table:table-cell>
              <table:table-cell office:value-type="float" office:value="0.0650222460428874">
                <text:p>0.0650222460428874</text:p>
              </table:table-cell>
              <table:table-cell office:value-type="float" office:value="0.0624478816986084">
                <text:p>0.0624478816986084</text:p>
              </table:table-cell>
              <table:table-cell office:value-type="float" office:value="0.0620419184366862">
                <text:p>0.0620419184366862</text:p>
              </table:table-cell>
            </table:table-row>
            <table:table-row>
              <table:table-cell office:value-type="string">
                <text:p>10</text:p>
              </table:table-cell>
              <table:table-cell office:value-type="float" office:value="1250">
                <text:p>1250</text:p>
              </table:table-cell>
              <table:table-cell office:value-type="float" office:value="0.0867754141489665">
                <text:p>0.0867754141489665</text:p>
              </table:table-cell>
              <table:table-cell office:value-type="float" office:value="0.0938150882720947">
                <text:p>0.0938150882720947</text:p>
              </table:table-cell>
              <table:table-cell office:value-type="float" office:value="0.0809736092885335">
                <text:p>0.0809736092885335</text:p>
              </table:table-cell>
              <table:table-cell office:value-type="float" office:value="0.0792373021443685">
                <text:p>0.0792373021443685</text:p>
              </table:table-cell>
              <table:table-cell office:value-type="float" office:value="0.0751962184906006">
                <text:p>0.0751962184906006</text:p>
              </table:table-cell>
            </table:table-row>
            <table:table-row>
              <table:table-cell office:value-type="string">
                <text:p>11</text:p>
              </table:table-cell>
              <table:table-cell office:value-type="float" office:value="1375">
                <text:p>1375</text:p>
              </table:table-cell>
              <table:table-cell office:value-type="float" office:value="0.109579865137736">
                <text:p>0.109579865137736</text:p>
              </table:table-cell>
              <table:table-cell office:value-type="float" office:value="0.107077582677205">
                <text:p>0.107077582677205</text:p>
              </table:table-cell>
              <table:table-cell office:value-type="float" office:value="0.099025821685791">
                <text:p>0.099025821685791</text:p>
              </table:table-cell>
              <table:table-cell office:value-type="float" office:value="0.0944426536560059">
                <text:p>0.0944426536560059</text:p>
              </table:table-cell>
              <table:table-cell office:value-type="float" office:value="0.0904064814249674">
                <text:p>0.0904064814249674</text:p>
              </table:table-cell>
            </table:table-row>
            <table:table-row>
              <table:table-cell office:value-type="string">
                <text:p>12</text:p>
              </table:table-cell>
              <table:table-cell office:value-type="float" office:value="1500">
                <text:p>1500</text:p>
              </table:table-cell>
              <table:table-cell office:value-type="float" office:value="0.125343020757039">
                <text:p>0.125343020757039</text:p>
              </table:table-cell>
              <table:table-cell office:value-type="float" office:value="0.115031019846598">
                <text:p>0.115031019846598</text:p>
              </table:table-cell>
              <table:table-cell office:value-type="float" office:value="0.121443859736125">
                <text:p>0.121443859736125</text:p>
              </table:table-cell>
              <table:table-cell office:value-type="float" office:value="0.112534062067668">
                <text:p>0.112534062067668</text:p>
              </table:table-cell>
              <table:table-cell office:value-type="float" office:value="0.108165009816488">
                <text:p>0.108165009816488</text:p>
              </table:table-cell>
            </table:table-row>
            <table:table-row>
              <table:table-cell office:value-type="string">
                <text:p>13</text:p>
              </table:table-cell>
              <table:table-cell office:value-type="float" office:value="1625">
                <text:p>1625</text:p>
              </table:table-cell>
              <table:table-cell office:value-type="float" office:value="0.148631890614827">
                <text:p>0.148631890614827</text:p>
              </table:table-cell>
              <table:table-cell office:value-type="float" office:value="0.133302005132039">
                <text:p>0.133302005132039</text:p>
              </table:table-cell>
              <table:table-cell office:value-type="float" office:value="0.136355781555176">
                <text:p>0.136355781555176</text:p>
              </table:table-cell>
              <table:table-cell office:value-type="float" office:value="0.129944022496541">
                <text:p>0.129944022496541</text:p>
              </table:table-cell>
              <table:table-cell office:value-type="float" office:value="0.127179336547852">
                <text:p>0.127179336547852</text:p>
              </table:table-cell>
            </table:table-row>
            <table:table-row>
              <table:table-cell office:value-type="string">
                <text:p>14</text:p>
              </table:table-cell>
              <table:table-cell office:value-type="float" office:value="1750">
                <text:p>1750</text:p>
              </table:table-cell>
              <table:table-cell office:value-type="float" office:value="0.172413333257039">
                <text:p>0.172413333257039</text:p>
              </table:table-cell>
              <table:table-cell office:value-type="float" office:value="0.158841053644816">
                <text:p>0.158841053644816</text:p>
              </table:table-cell>
              <table:table-cell office:value-type="float" office:value="0.157276423772176">
                <text:p>0.157276423772176</text:p>
              </table:table-cell>
              <table:table-cell office:value-type="float" office:value="0.151663589477539">
                <text:p>0.151663589477539</text:p>
              </table:table-cell>
              <table:table-cell office:value-type="float" office:value="0.146683994928996">
                <text:p>0.146683994928996</text:p>
              </table:table-cell>
            </table:table-row>
            <table:table-row>
              <table:table-cell office:value-type="string">
                <text:p>15</text:p>
              </table:table-cell>
              <table:table-cell office:value-type="float" office:value="1875">
                <text:p>1875</text:p>
              </table:table-cell>
              <table:table-cell office:value-type="float" office:value="0.200079091389974">
                <text:p>0.200079091389974</text:p>
              </table:table-cell>
              <table:table-cell office:value-type="float" office:value="0.177995268503825">
                <text:p>0.177995268503825</text:p>
              </table:table-cell>
              <table:table-cell office:value-type="float" office:value="0.185225788752238">
                <text:p>0.185225788752238</text:p>
              </table:table-cell>
              <table:table-cell office:value-type="float" office:value="0.173898919423421">
                <text:p>0.173898919423421</text:p>
              </table:table-cell>
              <table:table-cell office:value-type="float" office:value="0.174875418345133">
                <text:p>0.174875418345133</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3.3$MacOSX_X86_64 LibreOffice_project/d54a8868f08a7b39642414cf2c8ef2f228f780cf</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61">
      <number:scientific-number number:decimal-places="2" loext:min-decimal-places="2" number:min-integer-digits="1" number:min-exponent-digits="2" loext:exponent-interval="1" loext:forced-exponent-sign="true"/>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tru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draw:stroke="none" svg:stroke-width="0.08cm" svg:stroke-color="#ff420e" draw:fill-color="#ff420e" dr3d:edge-rounding="5%"/>
      <style:text-properties fo:font-size="10pt" style:font-size-asian="10pt" style:font-size-complex="10pt"/>
    </style:style>
    <style:style style:name="ch12" style:family="chart" style:data-style-name="N61">
      <style:chart-properties chart:symbol-type="named-symbol" chart:symbol-name="arrow-down" chart:symbol-width="0.25cm" chart:symbol-height="0.25cm" chart:link-data-style-to-source="true"/>
      <style:graphic-properties draw:stroke="none" svg:stroke-width="0.08cm" svg:stroke-color="#ffd320" draw:fill-color="#ffd320" dr3d:edge-rounding="5%"/>
      <style:text-properties fo:font-size="10pt" style:font-size-asian="10pt" style:font-size-complex="10pt"/>
    </style:style>
    <style:style style:name="ch13" style:family="chart" style:data-style-name="N0">
      <style:chart-properties chart:symbol-type="named-symbol" chart:symbol-name="arrow-up" chart:symbol-width="0.25cm" chart:symbol-height="0.25cm" chart:link-data-style-to-source="true"/>
      <style:graphic-properties draw:stroke="none" svg:stroke-width="0.08cm" svg:stroke-color="#579d1c" draw:fill-color="#579d1c"/>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5.999cm" svg:height="8.999cm" xlink:href="." xlink:type="simple" chart:class="chart:scatter" chart:style-name="ch1">
        <chart:title svg:x="6.488cm" svg:y="0.315cm" chart:style-name="ch2">
          <text:p>Dane rosnące</text:p>
        </chart:title>
        <chart:legend chart:legend-position="end" svg:x="13.109cm" svg:y="3.483cm" style:legend-expansion="high" chart:style-name="ch3"/>
        <chart:plot-area chart:style-name="ch4" chart:data-source-has-labels="both" svg:x="1.32cm" svg:y="1.265cm" svg:width="11.47cm" svg:height="6.584cm">
          <chartooo:coordinate-region svg:x="1.751cm" svg:y="1.457cm" svg:width="10.161cm" svg:height="5.76cm"/>
          <chart:axis chart:dimension="x" chart:name="primary-x" chart:style-name="ch5" chartooo:axis-type="auto">
            <chart:title svg:x="5.469cm" svg:y="8.028cm" chart:style-name="ch6">
              <text:p>Rozmiar danych [szt.]</text:p>
            </chart:title>
            <chart:categories table:cell-range-address="local-table.$A$2:.$A$16"/>
          </chart:axis>
          <chart:axis chart:dimension="y" chart:name="primary-y" chart:style-name="ch7">
            <chart:title svg:x="0.451cm" svg:y="6.042cm" chart:style-name="ch8">
              <text:p>Czas sortowania [s.]</text:p>
            </chart:title>
            <chart:grid chart:style-name="ch9" chart:class="major"/>
          </chart:axis>
          <chart:series chart:style-name="ch10" chart:values-cell-range-address="local-table.$C$2:.$C$16" chart:label-cell-address="local-table.$C$1" chart:class="chart:scatter">
            <chart:domain table:cell-range-address="local-table.$B$2:.$B$16"/>
            <chart:data-point chart:repeated="15"/>
          </chart:series>
          <chart:series chart:style-name="ch11" chart:values-cell-range-address="local-table.$D$2:.$D$16" chart:label-cell-address="local-table.$D$1" chart:class="chart:scatter">
            <chart:data-point chart:repeated="15"/>
          </chart:series>
          <chart:series chart:style-name="ch12" chart:values-cell-range-address="local-table.$E$2:.$E$16" chart:label-cell-address="local-table.$E$1" chart:class="chart:scatter">
            <chart:data-point chart:repeated="15"/>
          </chart:series>
          <chart:series chart:style-name="ch13" chart:values-cell-range-address="local-table.$F$2:.$F$16" chart:label-cell-address="local-table.$F$1" chart:class="chart:scatter">
            <chart:data-point chart:repeated="15"/>
          </chart:series>
          <chart:wall chart:style-name="ch14"/>
          <chart:floor chart:style-name="ch15"/>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
              </table:table-cell>
              <table:table-cell office:value-type="string">
                <text:p>Selection sort</text:p>
              </table:table-cell>
              <table:table-cell office:value-type="string">
                <text:p>Merge sort</text:p>
              </table:table-cell>
              <table:table-cell office:value-type="string">
                <text:p>Insertion sort</text:p>
              </table:table-cell>
              <table:table-cell office:value-type="string">
                <text:p>Heap sort</text:p>
              </table:table-cell>
            </table:table-row>
          </table:table-header-rows>
          <table:table-rows>
            <table:table-row>
              <table:table-cell office:value-type="string">
                <text:p>1</text:p>
              </table:table-cell>
              <table:table-cell office:value-type="float" office:value="125">
                <text:p>125</text:p>
              </table:table-cell>
              <table:table-cell office:value-type="float" office:value="0.000982936223347982">
                <text:p>0.000982936223347982</text:p>
              </table:table-cell>
              <table:table-cell office:value-type="float" office:value="0.000424893697102865">
                <text:p>0.000424893697102865</text:p>
              </table:table-cell>
              <table:table-cell office:value-type="float" office:value="0.0000842730204264323">
                <text:p>0.0000842730204264323</text:p>
              </table:table-cell>
              <table:table-cell office:value-type="float" office:value="0.000883277257283529">
                <text:p>0.000883277257283529</text:p>
              </table:table-cell>
            </table:table-row>
            <table:table-row>
              <table:table-cell office:value-type="string">
                <text:p>2</text:p>
              </table:table-cell>
              <table:table-cell office:value-type="float" office:value="250">
                <text:p>250</text:p>
              </table:table-cell>
              <table:table-cell office:value-type="float" office:value="0.00336141586303711">
                <text:p>0.00336141586303711</text:p>
              </table:table-cell>
              <table:table-cell office:value-type="float" office:value="0.000933376948038737">
                <text:p>0.000933376948038737</text:p>
              </table:table-cell>
              <table:table-cell office:value-type="float" office:value="0.000109227498372396">
                <text:p>0.000109227498372396</text:p>
              </table:table-cell>
              <table:table-cell office:value-type="float" office:value="0.00201428731282552">
                <text:p>0.00201428731282552</text:p>
              </table:table-cell>
            </table:table-row>
            <table:table-row>
              <table:table-cell office:value-type="string">
                <text:p>3</text:p>
              </table:table-cell>
              <table:table-cell office:value-type="float" office:value="375">
                <text:p>375</text:p>
              </table:table-cell>
              <table:table-cell office:value-type="float" office:value="0.00777390797932943">
                <text:p>0.00777390797932943</text:p>
              </table:table-cell>
              <table:table-cell office:value-type="float" office:value="0.00140929222106934">
                <text:p>0.00140929222106934</text:p>
              </table:table-cell>
              <table:table-cell office:value-type="float" office:value="0.000181261698404948">
                <text:p>0.000181261698404948</text:p>
              </table:table-cell>
              <table:table-cell office:value-type="float" office:value="0.00329834620157878">
                <text:p>0.00329834620157878</text:p>
              </table:table-cell>
            </table:table-row>
            <table:table-row>
              <table:table-cell office:value-type="string">
                <text:p>4</text:p>
              </table:table-cell>
              <table:table-cell office:value-type="float" office:value="500">
                <text:p>500</text:p>
              </table:table-cell>
              <table:table-cell office:value-type="float" office:value="0.0136287848154704">
                <text:p>0.0136287848154704</text:p>
              </table:table-cell>
              <table:table-cell office:value-type="float" office:value="0.00197860399881999">
                <text:p>0.00197860399881999</text:p>
              </table:table-cell>
              <table:table-cell office:value-type="float" office:value="0.000227467219034831">
                <text:p>0.000227467219034831</text:p>
              </table:table-cell>
              <table:table-cell office:value-type="float" office:value="0.00460308392842611">
                <text:p>0.00460308392842611</text:p>
              </table:table-cell>
            </table:table-row>
            <table:table-row>
              <table:table-cell office:value-type="string">
                <text:p>5</text:p>
              </table:table-cell>
              <table:table-cell office:value-type="float" office:value="625">
                <text:p>625</text:p>
              </table:table-cell>
              <table:table-cell office:value-type="float" office:value="0.0236580689748128">
                <text:p>0.0236580689748128</text:p>
              </table:table-cell>
              <table:table-cell office:value-type="float" office:value="0.00251531600952148">
                <text:p>0.00251531600952148</text:p>
              </table:table-cell>
              <table:table-cell office:value-type="float" office:value="0.000389544169108073">
                <text:p>0.000389544169108073</text:p>
              </table:table-cell>
              <table:table-cell office:value-type="float" office:value="0.00605333646138509">
                <text:p>0.00605333646138509</text:p>
              </table:table-cell>
            </table:table-row>
            <table:table-row>
              <table:table-cell office:value-type="string">
                <text:p>6</text:p>
              </table:table-cell>
              <table:table-cell office:value-type="float" office:value="750">
                <text:p>750</text:p>
              </table:table-cell>
              <table:table-cell office:value-type="float" office:value="0.033118200302124">
                <text:p>0.033118200302124</text:p>
              </table:table-cell>
              <table:table-cell office:value-type="float" office:value="0.0029944896697998">
                <text:p>0.0029944896697998</text:p>
              </table:table-cell>
              <table:table-cell office:value-type="float" office:value="0.000358025232950846">
                <text:p>0.000358025232950846</text:p>
              </table:table-cell>
              <table:table-cell office:value-type="float" office:value="0.00769756635030111">
                <text:p>0.00769756635030111</text:p>
              </table:table-cell>
            </table:table-row>
            <table:table-row>
              <table:table-cell office:value-type="string">
                <text:p>7</text:p>
              </table:table-cell>
              <table:table-cell office:value-type="float" office:value="875">
                <text:p>875</text:p>
              </table:table-cell>
              <table:table-cell office:value-type="float" office:value="0.0471317609151205">
                <text:p>0.0471317609151205</text:p>
              </table:table-cell>
              <table:table-cell office:value-type="float" office:value="0.00354323387145996">
                <text:p>0.00354323387145996</text:p>
              </table:table-cell>
              <table:table-cell office:value-type="float" office:value="0.000440073013305664">
                <text:p>0.000440073013305664</text:p>
              </table:table-cell>
              <table:table-cell office:value-type="float" office:value="0.00926370620727539">
                <text:p>0.00926370620727539</text:p>
              </table:table-cell>
            </table:table-row>
            <table:table-row>
              <table:table-cell office:value-type="string">
                <text:p>8</text:p>
              </table:table-cell>
              <table:table-cell office:value-type="float" office:value="1000">
                <text:p>1000</text:p>
              </table:table-cell>
              <table:table-cell office:value-type="float" office:value="0.0676571051279704">
                <text:p>0.0676571051279704</text:p>
              </table:table-cell>
              <table:table-cell office:value-type="float" office:value="0.0042843500773112">
                <text:p>0.0042843500773112</text:p>
              </table:table-cell>
              <table:table-cell office:value-type="float" office:value="0.000684849421183268">
                <text:p>0.000684849421183268</text:p>
              </table:table-cell>
              <table:table-cell office:value-type="float" office:value="0.0111390431722005">
                <text:p>0.0111390431722005</text:p>
              </table:table-cell>
            </table:table-row>
            <table:table-row>
              <table:table-cell office:value-type="string">
                <text:p>9</text:p>
              </table:table-cell>
              <table:table-cell office:value-type="float" office:value="1125">
                <text:p>1125</text:p>
              </table:table-cell>
              <table:table-cell office:value-type="float" office:value="0.0687649726867676">
                <text:p>0.0687649726867676</text:p>
              </table:table-cell>
              <table:table-cell office:value-type="float" office:value="0.00467166900634766">
                <text:p>0.00467166900634766</text:p>
              </table:table-cell>
              <table:table-cell office:value-type="float" office:value="0.000816615422566732">
                <text:p>0.000816615422566732</text:p>
              </table:table-cell>
              <table:table-cell office:value-type="float" office:value="0.0123661041259766">
                <text:p>0.0123661041259766</text:p>
              </table:table-cell>
            </table:table-row>
            <table:table-row>
              <table:table-cell office:value-type="string">
                <text:p>10</text:p>
              </table:table-cell>
              <table:table-cell office:value-type="float" office:value="1250">
                <text:p>1250</text:p>
              </table:table-cell>
              <table:table-cell office:value-type="float" office:value="0.0867754141489665">
                <text:p>0.0867754141489665</text:p>
              </table:table-cell>
              <table:table-cell office:value-type="float" office:value="0.00531307856241862">
                <text:p>0.00531307856241862</text:p>
              </table:table-cell>
              <table:table-cell office:value-type="float" office:value="0.000943152109781901">
                <text:p>0.000943152109781901</text:p>
              </table:table-cell>
              <table:table-cell office:value-type="float" office:value="0.0149142583211263">
                <text:p>0.0149142583211263</text:p>
              </table:table-cell>
            </table:table-row>
            <table:table-row>
              <table:table-cell office:value-type="string">
                <text:p>11</text:p>
              </table:table-cell>
              <table:table-cell office:value-type="float" office:value="1375">
                <text:p>1375</text:p>
              </table:table-cell>
              <table:table-cell office:value-type="float" office:value="0.109579865137736">
                <text:p>0.109579865137736</text:p>
              </table:table-cell>
              <table:table-cell office:value-type="float" office:value="0.00591630935668945">
                <text:p>0.00591630935668945</text:p>
              </table:table-cell>
              <table:table-cell office:value-type="float" office:value="0.000663455327351888">
                <text:p>0.000663455327351888</text:p>
              </table:table-cell>
              <table:table-cell office:value-type="float" office:value="0.0160087903340658">
                <text:p>0.0160087903340658</text:p>
              </table:table-cell>
            </table:table-row>
            <table:table-row>
              <table:table-cell office:value-type="string">
                <text:p>12</text:p>
              </table:table-cell>
              <table:table-cell office:value-type="float" office:value="1500">
                <text:p>1500</text:p>
              </table:table-cell>
              <table:table-cell office:value-type="float" office:value="0.125343020757039">
                <text:p>0.125343020757039</text:p>
              </table:table-cell>
              <table:table-cell office:value-type="float" office:value="0.00628410975138347">
                <text:p>0.00628410975138347</text:p>
              </table:table-cell>
              <table:table-cell office:value-type="float" office:value="0.000838772455851237">
                <text:p>0.000838772455851237</text:p>
              </table:table-cell>
              <table:table-cell office:value-type="float" office:value="0.0180334568023682">
                <text:p>0.0180334568023682</text:p>
              </table:table-cell>
            </table:table-row>
            <table:table-row>
              <table:table-cell office:value-type="string">
                <text:p>13</text:p>
              </table:table-cell>
              <table:table-cell office:value-type="float" office:value="1625">
                <text:p>1625</text:p>
              </table:table-cell>
              <table:table-cell office:value-type="float" office:value="0.148631890614827">
                <text:p>0.148631890614827</text:p>
              </table:table-cell>
              <table:table-cell office:value-type="float" office:value="0.00685623486836751">
                <text:p>0.00685623486836751</text:p>
              </table:table-cell>
              <table:table-cell office:value-type="float" office:value="0.000818920135498047">
                <text:p>0.000818920135498047</text:p>
              </table:table-cell>
              <table:table-cell office:value-type="float" office:value="0.0189478874206543">
                <text:p>0.0189478874206543</text:p>
              </table:table-cell>
            </table:table-row>
            <table:table-row>
              <table:table-cell office:value-type="string">
                <text:p>14</text:p>
              </table:table-cell>
              <table:table-cell office:value-type="float" office:value="1750">
                <text:p>1750</text:p>
              </table:table-cell>
              <table:table-cell office:value-type="float" office:value="0.172413333257039">
                <text:p>0.172413333257039</text:p>
              </table:table-cell>
              <table:table-cell office:value-type="float" office:value="0.00746062596638997">
                <text:p>0.00746062596638997</text:p>
              </table:table-cell>
              <table:table-cell office:value-type="float" office:value="0.000926589965820312">
                <text:p>0.000926589965820312</text:p>
              </table:table-cell>
              <table:table-cell office:value-type="float" office:value="0.0214339256286621">
                <text:p>0.0214339256286621</text:p>
              </table:table-cell>
            </table:table-row>
            <table:table-row>
              <table:table-cell office:value-type="string">
                <text:p>15</text:p>
              </table:table-cell>
              <table:table-cell office:value-type="float" office:value="1875">
                <text:p>1875</text:p>
              </table:table-cell>
              <table:table-cell office:value-type="float" office:value="0.200079091389974">
                <text:p>0.200079091389974</text:p>
              </table:table-cell>
              <table:table-cell office:value-type="float" office:value="0.00801111857096354">
                <text:p>0.00801111857096354</text:p>
              </table:table-cell>
              <table:table-cell office:value-type="float" office:value="0.00105387369791667">
                <text:p>0.00105387369791667</text:p>
              </table:table-cell>
              <table:table-cell office:value-type="float" office:value="0.0232508500417074">
                <text:p>0.0232508500417074</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3.3$MacOSX_X86_64 LibreOffice_project/d54a8868f08a7b39642414cf2c8ef2f228f780cf</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tru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draw:stroke="none" svg:stroke-width="0.08cm" svg:stroke-color="#ff420e" draw:fill-color="#ff420e" dr3d:edge-rounding="5%"/>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true"/>
      <style:graphic-properties draw:stroke="none" svg:stroke-width="0.08cm" svg:stroke-color="#ffd320" draw:fill-color="#ffd320" dr3d:edge-rounding="5%"/>
      <style:text-properties fo:font-size="10pt" style:font-size-asian="10pt" style:font-size-complex="10pt"/>
    </style:style>
    <style:style style:name="ch13" style:family="chart" style:data-style-name="N0">
      <style:chart-properties chart:symbol-type="named-symbol" chart:symbol-name="arrow-up" chart:symbol-width="0.25cm" chart:symbol-height="0.25cm" chart:link-data-style-to-source="true"/>
      <style:graphic-properties draw:stroke="none" svg:stroke-width="0.08cm" svg:stroke-color="#579d1c" draw:fill-color="#579d1c"/>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5.999cm" svg:height="8.999cm" xlink:href="." xlink:type="simple" chart:class="chart:scatter" chart:style-name="ch1">
        <chart:title svg:x="6.826cm" svg:y="0.315cm" chart:style-name="ch2">
          <text:p>Dane stałe</text:p>
        </chart:title>
        <chart:legend chart:legend-position="end" svg:x="13.109cm" svg:y="3.483cm" style:legend-expansion="high" chart:style-name="ch3"/>
        <chart:plot-area chart:style-name="ch4" chart:data-source-has-labels="both" svg:x="1.32cm" svg:y="1.265cm" svg:width="11.47cm" svg:height="6.584cm">
          <chartooo:coordinate-region svg:x="2.245cm" svg:y="1.457cm" svg:width="10.161cm" svg:height="5.76cm"/>
          <chart:axis chart:dimension="x" chart:name="primary-x" chart:style-name="ch5" chartooo:axis-type="auto">
            <chart:title svg:x="5.469cm" svg:y="8.028cm" chart:style-name="ch6">
              <text:p>Rozmiar danych [szt.]</text:p>
            </chart:title>
            <chart:categories table:cell-range-address="local-table.$A$2:.$A$16"/>
          </chart:axis>
          <chart:axis chart:dimension="y" chart:name="primary-y" chart:style-name="ch7">
            <chart:title svg:x="0.451cm" svg:y="6.042cm" chart:style-name="ch8">
              <text:p>Czas sortowania [s.]</text:p>
            </chart:title>
            <chart:grid chart:style-name="ch9" chart:class="major"/>
          </chart:axis>
          <chart:series chart:style-name="ch10" chart:values-cell-range-address="local-table.$C$2:.$C$16" chart:label-cell-address="local-table.$C$1" chart:class="chart:scatter">
            <chart:domain table:cell-range-address="local-table.$B$2:.$B$16"/>
            <chart:data-point chart:repeated="15"/>
          </chart:series>
          <chart:series chart:style-name="ch11" chart:values-cell-range-address="local-table.$D$2:.$D$16" chart:label-cell-address="local-table.$D$1" chart:class="chart:scatter">
            <chart:data-point chart:repeated="15"/>
          </chart:series>
          <chart:series chart:style-name="ch12" chart:values-cell-range-address="local-table.$E$2:.$E$16" chart:label-cell-address="local-table.$E$1" chart:class="chart:scatter">
            <chart:data-point chart:repeated="15"/>
          </chart:series>
          <chart:series chart:style-name="ch13" chart:values-cell-range-address="local-table.$F$2:.$F$16" chart:label-cell-address="local-table.$F$1" chart:class="chart:scatter">
            <chart:data-point chart:repeated="15"/>
          </chart:series>
          <chart:wall chart:style-name="ch14"/>
          <chart:floor chart:style-name="ch15"/>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
              </table:table-cell>
              <table:table-cell office:value-type="string">
                <text:p>Selection sort</text:p>
              </table:table-cell>
              <table:table-cell office:value-type="string">
                <text:p>Merge sort</text:p>
              </table:table-cell>
              <table:table-cell office:value-type="string">
                <text:p>Insertion sort</text:p>
              </table:table-cell>
              <table:table-cell office:value-type="string">
                <text:p>Heap sort</text:p>
              </table:table-cell>
            </table:table-row>
          </table:table-header-rows>
          <table:table-rows>
            <table:table-row>
              <table:table-cell office:value-type="string">
                <text:p>1</text:p>
              </table:table-cell>
              <table:table-cell office:value-type="float" office:value="125">
                <text:p>125</text:p>
              </table:table-cell>
              <table:table-cell office:value-type="float" office:value="0.000982936223347982">
                <text:p>0.000982936223347982</text:p>
              </table:table-cell>
              <table:table-cell office:value-type="float" office:value="0.000461864471435547">
                <text:p>0.000461864471435547</text:p>
              </table:table-cell>
              <table:table-cell office:value-type="float" office:value="0.00121672948201497">
                <text:p>0.00121672948201497</text:p>
              </table:table-cell>
              <table:table-cell office:value-type="float" office:value="0.000947078069051107">
                <text:p>0.000947078069051107</text:p>
              </table:table-cell>
            </table:table-row>
            <table:table-row>
              <table:table-cell office:value-type="string">
                <text:p>2</text:p>
              </table:table-cell>
              <table:table-cell office:value-type="float" office:value="250">
                <text:p>250</text:p>
              </table:table-cell>
              <table:table-cell office:value-type="float" office:value="0.00336141586303711">
                <text:p>0.00336141586303711</text:p>
              </table:table-cell>
              <table:table-cell office:value-type="float" office:value="0.00100258191426595">
                <text:p>0.00100258191426595</text:p>
              </table:table-cell>
              <table:table-cell office:value-type="float" office:value="0.00450971921284994">
                <text:p>0.00450971921284994</text:p>
              </table:table-cell>
              <table:table-cell office:value-type="float" office:value="0.00189476013183594">
                <text:p>0.00189476013183594</text:p>
              </table:table-cell>
            </table:table-row>
            <table:table-row>
              <table:table-cell office:value-type="string">
                <text:p>3</text:p>
              </table:table-cell>
              <table:table-cell office:value-type="float" office:value="375">
                <text:p>375</text:p>
              </table:table-cell>
              <table:table-cell office:value-type="float" office:value="0.00777390797932943">
                <text:p>0.00777390797932943</text:p>
              </table:table-cell>
              <table:table-cell office:value-type="float" office:value="0.00162704785664876">
                <text:p>0.00162704785664876</text:p>
              </table:table-cell>
              <table:table-cell office:value-type="float" office:value="0.0110066890716553">
                <text:p>0.0110066890716553</text:p>
              </table:table-cell>
              <table:table-cell office:value-type="float" office:value="0.00301342010498047">
                <text:p>0.00301342010498047</text:p>
              </table:table-cell>
            </table:table-row>
            <table:table-row>
              <table:table-cell office:value-type="string">
                <text:p>4</text:p>
              </table:table-cell>
              <table:table-cell office:value-type="float" office:value="500">
                <text:p>500</text:p>
              </table:table-cell>
              <table:table-cell office:value-type="float" office:value="0.0136287848154704">
                <text:p>0.0136287848154704</text:p>
              </table:table-cell>
              <table:table-cell office:value-type="float" office:value="0.00210890769958496">
                <text:p>0.00210890769958496</text:p>
              </table:table-cell>
              <table:table-cell office:value-type="float" office:value="0.0198723316192627">
                <text:p>0.0198723316192627</text:p>
              </table:table-cell>
              <table:table-cell office:value-type="float" office:value="0.00418133735656738">
                <text:p>0.00418133735656738</text:p>
              </table:table-cell>
            </table:table-row>
            <table:table-row>
              <table:table-cell office:value-type="string">
                <text:p>5</text:p>
              </table:table-cell>
              <table:table-cell office:value-type="float" office:value="625">
                <text:p>625</text:p>
              </table:table-cell>
              <table:table-cell office:value-type="float" office:value="0.0236580689748128">
                <text:p>0.0236580689748128</text:p>
              </table:table-cell>
              <table:table-cell office:value-type="float" office:value="0.00275769233703613">
                <text:p>0.00275769233703613</text:p>
              </table:table-cell>
              <table:table-cell office:value-type="float" office:value="0.0324278990427653">
                <text:p>0.0324278990427653</text:p>
              </table:table-cell>
              <table:table-cell office:value-type="float" office:value="0.00586169560750326">
                <text:p>0.00586169560750326</text:p>
              </table:table-cell>
            </table:table-row>
            <table:table-row>
              <table:table-cell office:value-type="string">
                <text:p>6</text:p>
              </table:table-cell>
              <table:table-cell office:value-type="float" office:value="750">
                <text:p>750</text:p>
              </table:table-cell>
              <table:table-cell office:value-type="float" office:value="0.033118200302124">
                <text:p>0.033118200302124</text:p>
              </table:table-cell>
              <table:table-cell office:value-type="float" office:value="0.00328420003255208">
                <text:p>0.00328420003255208</text:p>
              </table:table-cell>
              <table:table-cell office:value-type="float" office:value="0.0481822490692139">
                <text:p>0.0481822490692139</text:p>
              </table:table-cell>
              <table:table-cell office:value-type="float" office:value="0.00710101127624512">
                <text:p>0.00710101127624512</text:p>
              </table:table-cell>
            </table:table-row>
            <table:table-row>
              <table:table-cell office:value-type="string">
                <text:p>7</text:p>
              </table:table-cell>
              <table:table-cell office:value-type="float" office:value="875">
                <text:p>875</text:p>
              </table:table-cell>
              <table:table-cell office:value-type="float" office:value="0.0471317609151205">
                <text:p>0.0471317609151205</text:p>
              </table:table-cell>
              <table:table-cell office:value-type="float" office:value="0.00394721031188965">
                <text:p>0.00394721031188965</text:p>
              </table:table-cell>
              <table:table-cell office:value-type="float" office:value="0.0685272693634033">
                <text:p>0.0685272693634033</text:p>
              </table:table-cell>
              <table:table-cell office:value-type="float" office:value="0.00848580996195475">
                <text:p>0.00848580996195475</text:p>
              </table:table-cell>
            </table:table-row>
            <table:table-row>
              <table:table-cell office:value-type="string">
                <text:p>8</text:p>
              </table:table-cell>
              <table:table-cell office:value-type="float" office:value="1000">
                <text:p>1000</text:p>
              </table:table-cell>
              <table:table-cell office:value-type="float" office:value="0.0676571051279704">
                <text:p>0.0676571051279704</text:p>
              </table:table-cell>
              <table:table-cell office:value-type="float" office:value="0.00445863405863444">
                <text:p>0.00445863405863444</text:p>
              </table:table-cell>
              <table:table-cell office:value-type="float" office:value="0.0876322587331136">
                <text:p>0.0876322587331136</text:p>
              </table:table-cell>
              <table:table-cell office:value-type="float" office:value="0.00964703559875488">
                <text:p>0.00964703559875488</text:p>
              </table:table-cell>
            </table:table-row>
            <table:table-row>
              <table:table-cell office:value-type="string">
                <text:p>9</text:p>
              </table:table-cell>
              <table:table-cell office:value-type="float" office:value="1125">
                <text:p>1125</text:p>
              </table:table-cell>
              <table:table-cell office:value-type="float" office:value="0.0687649726867676">
                <text:p>0.0687649726867676</text:p>
              </table:table-cell>
              <table:table-cell office:value-type="float" office:value="0.00502804120381673">
                <text:p>0.00502804120381673</text:p>
              </table:table-cell>
              <table:table-cell office:value-type="float" office:value="0.115310509999593">
                <text:p>0.115310509999593</text:p>
              </table:table-cell>
              <table:table-cell office:value-type="float" office:value="0.0109480381011963">
                <text:p>0.0109480381011963</text:p>
              </table:table-cell>
            </table:table-row>
            <table:table-row>
              <table:table-cell office:value-type="string">
                <text:p>10</text:p>
              </table:table-cell>
              <table:table-cell office:value-type="float" office:value="1250">
                <text:p>1250</text:p>
              </table:table-cell>
              <table:table-cell office:value-type="float" office:value="0.0867754141489665">
                <text:p>0.0867754141489665</text:p>
              </table:table-cell>
              <table:table-cell office:value-type="float" office:value="0.00570222536722819">
                <text:p>0.00570222536722819</text:p>
              </table:table-cell>
              <table:table-cell office:value-type="float" office:value="0.138615242640177">
                <text:p>0.138615242640177</text:p>
              </table:table-cell>
              <table:table-cell office:value-type="float" office:value="0.0126857439676921">
                <text:p>0.0126857439676921</text:p>
              </table:table-cell>
            </table:table-row>
            <table:table-row>
              <table:table-cell office:value-type="string">
                <text:p>11</text:p>
              </table:table-cell>
              <table:table-cell office:value-type="float" office:value="1375">
                <text:p>1375</text:p>
              </table:table-cell>
              <table:table-cell office:value-type="float" office:value="0.109579865137736">
                <text:p>0.109579865137736</text:p>
              </table:table-cell>
              <table:table-cell office:value-type="float" office:value="0.0064306894938151">
                <text:p>0.0064306894938151</text:p>
              </table:table-cell>
              <table:table-cell office:value-type="float" office:value="0.169499667485555">
                <text:p>0.169499667485555</text:p>
              </table:table-cell>
              <table:table-cell office:value-type="float" office:value="0.0142610390981038">
                <text:p>0.0142610390981038</text:p>
              </table:table-cell>
            </table:table-row>
            <table:table-row>
              <table:table-cell office:value-type="string">
                <text:p>12</text:p>
              </table:table-cell>
              <table:table-cell office:value-type="float" office:value="1500">
                <text:p>1500</text:p>
              </table:table-cell>
              <table:table-cell office:value-type="float" office:value="0.125343020757039">
                <text:p>0.125343020757039</text:p>
              </table:table-cell>
              <table:table-cell office:value-type="float" office:value="0.00686688423156738">
                <text:p>0.00686688423156738</text:p>
              </table:table-cell>
              <table:table-cell office:value-type="float" office:value="0.207630634307861">
                <text:p>0.207630634307861</text:p>
              </table:table-cell>
              <table:table-cell office:value-type="float" office:value="0.0154861291249593">
                <text:p>0.0154861291249593</text:p>
              </table:table-cell>
            </table:table-row>
            <table:table-row>
              <table:table-cell office:value-type="string">
                <text:p>13</text:p>
              </table:table-cell>
              <table:table-cell office:value-type="float" office:value="1625">
                <text:p>1625</text:p>
              </table:table-cell>
              <table:table-cell office:value-type="float" office:value="0.148631890614827">
                <text:p>0.148631890614827</text:p>
              </table:table-cell>
              <table:table-cell office:value-type="float" office:value="0.00775254567464193">
                <text:p>0.00775254567464193</text:p>
              </table:table-cell>
              <table:table-cell office:value-type="float" office:value="0.233863846460978">
                <text:p>0.233863846460978</text:p>
              </table:table-cell>
              <table:table-cell office:value-type="float" office:value="0.0173465410868327">
                <text:p>0.0173465410868327</text:p>
              </table:table-cell>
            </table:table-row>
            <table:table-row>
              <table:table-cell office:value-type="string">
                <text:p>14</text:p>
              </table:table-cell>
              <table:table-cell office:value-type="float" office:value="1750">
                <text:p>1750</text:p>
              </table:table-cell>
              <table:table-cell office:value-type="float" office:value="0.172413333257039">
                <text:p>0.172413333257039</text:p>
              </table:table-cell>
              <table:table-cell office:value-type="float" office:value="0.00889800389607747">
                <text:p>0.00889800389607747</text:p>
              </table:table-cell>
              <table:table-cell office:value-type="float" office:value="0.268307781219482">
                <text:p>0.268307781219482</text:p>
              </table:table-cell>
              <table:table-cell office:value-type="float" office:value="0.0187425454457601">
                <text:p>0.0187425454457601</text:p>
              </table:table-cell>
            </table:table-row>
            <table:table-row>
              <table:table-cell office:value-type="string">
                <text:p>15</text:p>
              </table:table-cell>
              <table:table-cell office:value-type="float" office:value="1875">
                <text:p>1875</text:p>
              </table:table-cell>
              <table:table-cell office:value-type="float" office:value="0.200079091389974">
                <text:p>0.200079091389974</text:p>
              </table:table-cell>
              <table:table-cell office:value-type="float" office:value="0.00918111801147461">
                <text:p>0.00918111801147461</text:p>
              </table:table-cell>
              <table:table-cell office:value-type="float" office:value="0.317558495203654">
                <text:p>0.317558495203654</text:p>
              </table:table-cell>
              <table:table-cell office:value-type="float" office:value="0.0203755855560303">
                <text:p>0.0203755855560303</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3.3$MacOSX_X86_64 LibreOffice_project/d54a8868f08a7b39642414cf2c8ef2f228f780cf</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tru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draw:stroke="none" svg:stroke-width="0.08cm" svg:stroke-color="#ff420e" draw:fill-color="#ff420e" dr3d:edge-rounding="5%"/>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true"/>
      <style:graphic-properties draw:stroke="none" svg:stroke-width="0.08cm" svg:stroke-color="#ffd320" draw:fill-color="#ffd320" dr3d:edge-rounding="5%"/>
      <style:text-properties fo:font-size="10pt" style:font-size-asian="10pt" style:font-size-complex="10pt"/>
    </style:style>
    <style:style style:name="ch13" style:family="chart" style:data-style-name="N0">
      <style:chart-properties chart:symbol-type="named-symbol" chart:symbol-name="arrow-up" chart:symbol-width="0.25cm" chart:symbol-height="0.25cm" chart:link-data-style-to-source="true"/>
      <style:graphic-properties draw:stroke="none" svg:stroke-width="0.08cm" svg:stroke-color="#579d1c" draw:fill-color="#579d1c"/>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5.999cm" svg:height="8.999cm" xlink:href="." xlink:type="simple" chart:class="chart:scatter" chart:style-name="ch1">
        <chart:title svg:x="6.387cm" svg:y="0.315cm" chart:style-name="ch2">
          <text:p>Dane malejące</text:p>
        </chart:title>
        <chart:legend chart:legend-position="end" svg:x="13.109cm" svg:y="3.483cm" style:legend-expansion="high" chart:style-name="ch3"/>
        <chart:plot-area chart:style-name="ch4" chart:data-source-has-labels="both" svg:x="1.32cm" svg:y="1.265cm" svg:width="11.47cm" svg:height="6.584cm">
          <chartooo:coordinate-region svg:x="2.245cm" svg:y="1.457cm" svg:width="10.161cm" svg:height="5.76cm"/>
          <chart:axis chart:dimension="x" chart:name="primary-x" chart:style-name="ch5" chartooo:axis-type="auto">
            <chart:title svg:x="5.469cm" svg:y="8.028cm" chart:style-name="ch6">
              <text:p>Rozmiar danych [szt.]</text:p>
            </chart:title>
            <chart:categories table:cell-range-address="local-table.$A$2:.$A$16"/>
          </chart:axis>
          <chart:axis chart:dimension="y" chart:name="primary-y" chart:style-name="ch7">
            <chart:title svg:x="0.451cm" svg:y="6.042cm" chart:style-name="ch8">
              <text:p>Czas sortowania [s.]</text:p>
            </chart:title>
            <chart:grid chart:style-name="ch9" chart:class="major"/>
          </chart:axis>
          <chart:series chart:style-name="ch10" chart:values-cell-range-address="local-table.$C$2:.$C$16" chart:label-cell-address="local-table.$C$1" chart:class="chart:scatter">
            <chart:domain table:cell-range-address="local-table.$B$2:.$B$16"/>
            <chart:data-point chart:repeated="15"/>
          </chart:series>
          <chart:series chart:style-name="ch11" chart:values-cell-range-address="local-table.$D$2:.$D$16" chart:label-cell-address="local-table.$D$1" chart:class="chart:scatter">
            <chart:data-point chart:repeated="15"/>
          </chart:series>
          <chart:series chart:style-name="ch12" chart:values-cell-range-address="local-table.$E$2:.$E$16" chart:label-cell-address="local-table.$E$1" chart:class="chart:scatter">
            <chart:data-point chart:repeated="15"/>
          </chart:series>
          <chart:series chart:style-name="ch13" chart:values-cell-range-address="local-table.$F$2:.$F$16" chart:label-cell-address="local-table.$F$1" chart:class="chart:scatter">
            <chart:data-point chart:repeated="15"/>
          </chart:series>
          <chart:wall chart:style-name="ch14"/>
          <chart:floor chart:style-name="ch15"/>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
              </table:table-cell>
              <table:table-cell office:value-type="string">
                <text:p>Selection sort</text:p>
              </table:table-cell>
              <table:table-cell office:value-type="string">
                <text:p>Merge sort</text:p>
              </table:table-cell>
              <table:table-cell office:value-type="string">
                <text:p>Insertion sort</text:p>
              </table:table-cell>
              <table:table-cell office:value-type="string">
                <text:p>Heap sort</text:p>
              </table:table-cell>
            </table:table-row>
          </table:table-header-rows>
          <table:table-rows>
            <table:table-row>
              <table:table-cell office:value-type="string">
                <text:p>1</text:p>
              </table:table-cell>
              <table:table-cell office:value-type="float" office:value="125">
                <text:p>125</text:p>
              </table:table-cell>
              <table:table-cell office:value-type="float" office:value="0.000982936223347982">
                <text:p>0.000982936223347982</text:p>
              </table:table-cell>
              <table:table-cell office:value-type="float" office:value="0.000426324208577474">
                <text:p>0.000426324208577474</text:p>
              </table:table-cell>
              <table:table-cell office:value-type="float" office:value="0.0026800791422526">
                <text:p>0.0026800791422526</text:p>
              </table:table-cell>
              <table:table-cell office:value-type="float" office:value="0.000772460301717122">
                <text:p>0.000772460301717122</text:p>
              </table:table-cell>
            </table:table-row>
            <table:table-row>
              <table:table-cell office:value-type="string">
                <text:p>2</text:p>
              </table:table-cell>
              <table:table-cell office:value-type="float" office:value="250">
                <text:p>250</text:p>
              </table:table-cell>
              <table:table-cell office:value-type="float" office:value="0.00336141586303711">
                <text:p>0.00336141586303711</text:p>
              </table:table-cell>
              <table:table-cell office:value-type="float" office:value="0.000922298431396484">
                <text:p>0.000922298431396484</text:p>
              </table:table-cell>
              <table:table-cell office:value-type="float" office:value="0.0116678714752197">
                <text:p>0.0116678714752197</text:p>
              </table:table-cell>
              <table:table-cell office:value-type="float" office:value="0.00196650822957357">
                <text:p>0.00196650822957357</text:p>
              </table:table-cell>
            </table:table-row>
            <table:table-row>
              <table:table-cell office:value-type="string">
                <text:p>3</text:p>
              </table:table-cell>
              <table:table-cell office:value-type="float" office:value="375">
                <text:p>375</text:p>
              </table:table-cell>
              <table:table-cell office:value-type="float" office:value="0.00777390797932943">
                <text:p>0.00777390797932943</text:p>
              </table:table-cell>
              <table:table-cell office:value-type="float" office:value="0.00155762036641439">
                <text:p>0.00155762036641439</text:p>
              </table:table-cell>
              <table:table-cell office:value-type="float" office:value="0.0272707144419352">
                <text:p>0.0272707144419352</text:p>
              </table:table-cell>
              <table:table-cell office:value-type="float" office:value="0.00313851038614909">
                <text:p>0.00313851038614909</text:p>
              </table:table-cell>
            </table:table-row>
            <table:table-row>
              <table:table-cell office:value-type="string">
                <text:p>4</text:p>
              </table:table-cell>
              <table:table-cell office:value-type="float" office:value="500">
                <text:p>500</text:p>
              </table:table-cell>
              <table:table-cell office:value-type="float" office:value="0.0136287848154704">
                <text:p>0.0136287848154704</text:p>
              </table:table-cell>
              <table:table-cell office:value-type="float" office:value="0.00192705790201823">
                <text:p>0.00192705790201823</text:p>
              </table:table-cell>
              <table:table-cell office:value-type="float" office:value="0.0516741116841634">
                <text:p>0.0516741116841634</text:p>
              </table:table-cell>
              <table:table-cell office:value-type="float" office:value="0.00425901412963867">
                <text:p>0.00425901412963867</text:p>
              </table:table-cell>
            </table:table-row>
            <table:table-row>
              <table:table-cell office:value-type="string">
                <text:p>5</text:p>
              </table:table-cell>
              <table:table-cell office:value-type="float" office:value="625">
                <text:p>625</text:p>
              </table:table-cell>
              <table:table-cell office:value-type="float" office:value="0.0236580689748128">
                <text:p>0.0236580689748128</text:p>
              </table:table-cell>
              <table:table-cell office:value-type="float" office:value="0.0026642640431722">
                <text:p>0.0026642640431722</text:p>
              </table:table-cell>
              <table:table-cell office:value-type="float" office:value="0.0706362883249919">
                <text:p>0.0706362883249919</text:p>
              </table:table-cell>
              <table:table-cell office:value-type="float" office:value="0.00566277503967285">
                <text:p>0.00566277503967285</text:p>
              </table:table-cell>
            </table:table-row>
            <table:table-row>
              <table:table-cell office:value-type="string">
                <text:p>6</text:p>
              </table:table-cell>
              <table:table-cell office:value-type="float" office:value="750">
                <text:p>750</text:p>
              </table:table-cell>
              <table:table-cell office:value-type="float" office:value="0.033118200302124">
                <text:p>0.033118200302124</text:p>
              </table:table-cell>
              <table:table-cell office:value-type="float" office:value="0.00312636693318685">
                <text:p>0.00312636693318685</text:p>
              </table:table-cell>
              <table:table-cell office:value-type="float" office:value="0.102775939305623">
                <text:p>0.102775939305623</text:p>
              </table:table-cell>
              <table:table-cell office:value-type="float" office:value="0.00689331690470378">
                <text:p>0.00689331690470378</text:p>
              </table:table-cell>
            </table:table-row>
            <table:table-row>
              <table:table-cell office:value-type="string">
                <text:p>7</text:p>
              </table:table-cell>
              <table:table-cell office:value-type="float" office:value="875">
                <text:p>875</text:p>
              </table:table-cell>
              <table:table-cell office:value-type="float" office:value="0.0471317609151205">
                <text:p>0.0471317609151205</text:p>
              </table:table-cell>
              <table:table-cell office:value-type="float" office:value="0.00360097885131836">
                <text:p>0.00360097885131836</text:p>
              </table:table-cell>
              <table:table-cell office:value-type="float" office:value="0.142798884709676">
                <text:p>0.142798884709676</text:p>
              </table:table-cell>
              <table:table-cell office:value-type="float" office:value="0.00821434656778972">
                <text:p>0.00821434656778972</text:p>
              </table:table-cell>
            </table:table-row>
            <table:table-row>
              <table:table-cell office:value-type="string">
                <text:p>8</text:p>
              </table:table-cell>
              <table:table-cell office:value-type="float" office:value="1000">
                <text:p>1000</text:p>
              </table:table-cell>
              <table:table-cell office:value-type="float" office:value="0.0676571051279704">
                <text:p>0.0676571051279704</text:p>
              </table:table-cell>
              <table:table-cell office:value-type="float" office:value="0.00418909390767415">
                <text:p>0.00418909390767415</text:p>
              </table:table-cell>
              <table:table-cell office:value-type="float" office:value="0.34002374013265">
                <text:p>0.34002374013265</text:p>
              </table:table-cell>
              <table:table-cell office:value-type="float" office:value="0.00958518981933594">
                <text:p>0.00958518981933594</text:p>
              </table:table-cell>
            </table:table-row>
            <table:table-row>
              <table:table-cell office:value-type="string">
                <text:p>9</text:p>
              </table:table-cell>
              <table:table-cell office:value-type="float" office:value="1125">
                <text:p>1125</text:p>
              </table:table-cell>
              <table:table-cell office:value-type="float" office:value="0.0687649726867676">
                <text:p>0.0687649726867676</text:p>
              </table:table-cell>
              <table:table-cell office:value-type="float" office:value="0.00465764999389648">
                <text:p>0.00465764999389648</text:p>
              </table:table-cell>
              <table:table-cell office:value-type="float" office:value="0.307892147699992">
                <text:p>0.307892147699992</text:p>
              </table:table-cell>
              <table:table-cell office:value-type="float" office:value="0.0113407293955485">
                <text:p>0.0113407293955485</text:p>
              </table:table-cell>
            </table:table-row>
            <table:table-row>
              <table:table-cell office:value-type="string">
                <text:p>10</text:p>
              </table:table-cell>
              <table:table-cell office:value-type="float" office:value="1250">
                <text:p>1250</text:p>
              </table:table-cell>
              <table:table-cell office:value-type="float" office:value="0.0867754141489665">
                <text:p>0.0867754141489665</text:p>
              </table:table-cell>
              <table:table-cell office:value-type="float" office:value="0.00522335370381673">
                <text:p>0.00522335370381673</text:p>
              </table:table-cell>
              <table:table-cell office:value-type="float" office:value="0.300425450007121">
                <text:p>0.300425450007121</text:p>
              </table:table-cell>
              <table:table-cell office:value-type="float" office:value="0.0125802993774414">
                <text:p>0.0125802993774414</text:p>
              </table:table-cell>
            </table:table-row>
            <table:table-row>
              <table:table-cell office:value-type="string">
                <text:p>11</text:p>
              </table:table-cell>
              <table:table-cell office:value-type="float" office:value="1375">
                <text:p>1375</text:p>
              </table:table-cell>
              <table:table-cell office:value-type="float" office:value="0.109579865137736">
                <text:p>0.109579865137736</text:p>
              </table:table-cell>
              <table:table-cell office:value-type="float" office:value="0.0059962272644043">
                <text:p>0.0059962272644043</text:p>
              </table:table-cell>
              <table:table-cell office:value-type="float" office:value="0.368430201212565">
                <text:p>0.368430201212565</text:p>
              </table:table-cell>
              <table:table-cell office:value-type="float" office:value="0.0148600419362386">
                <text:p>0.0148600419362386</text:p>
              </table:table-cell>
            </table:table-row>
            <table:table-row>
              <table:table-cell office:value-type="string">
                <text:p>12</text:p>
              </table:table-cell>
              <table:table-cell office:value-type="float" office:value="1500">
                <text:p>1500</text:p>
              </table:table-cell>
              <table:table-cell office:value-type="float" office:value="0.125343020757039">
                <text:p>0.125343020757039</text:p>
              </table:table-cell>
              <table:table-cell office:value-type="float" office:value="0.00646971066792806">
                <text:p>0.00646971066792806</text:p>
              </table:table-cell>
              <table:table-cell office:value-type="float" office:value="0.437788740793864">
                <text:p>0.437788740793864</text:p>
              </table:table-cell>
              <table:table-cell office:value-type="float" office:value="0.0157592137654622">
                <text:p>0.0157592137654622</text:p>
              </table:table-cell>
            </table:table-row>
            <table:table-row>
              <table:table-cell office:value-type="string">
                <text:p>13</text:p>
              </table:table-cell>
              <table:table-cell office:value-type="float" office:value="1625">
                <text:p>1625</text:p>
              </table:table-cell>
              <table:table-cell office:value-type="float" office:value="0.148631890614827">
                <text:p>0.148631890614827</text:p>
              </table:table-cell>
              <table:table-cell office:value-type="float" office:value="0.00705288251241048">
                <text:p>0.00705288251241048</text:p>
              </table:table-cell>
              <table:table-cell office:value-type="float" office:value="0.50937614440918">
                <text:p>0.50937614440918</text:p>
              </table:table-cell>
              <table:table-cell office:value-type="float" office:value="0.0174943923950195">
                <text:p>0.0174943923950195</text:p>
              </table:table-cell>
            </table:table-row>
            <table:table-row>
              <table:table-cell office:value-type="string">
                <text:p>14</text:p>
              </table:table-cell>
              <table:table-cell office:value-type="float" office:value="1750">
                <text:p>1750</text:p>
              </table:table-cell>
              <table:table-cell office:value-type="float" office:value="0.172413333257039">
                <text:p>0.172413333257039</text:p>
              </table:table-cell>
              <table:table-cell office:value-type="float" office:value="0.00761966705322266">
                <text:p>0.00761966705322266</text:p>
              </table:table-cell>
              <table:table-cell office:value-type="float" office:value="0.612271690368652">
                <text:p>0.612271690368652</text:p>
              </table:table-cell>
              <table:table-cell office:value-type="float" office:value="0.0185123602549235">
                <text:p>0.0185123602549235</text:p>
              </table:table-cell>
            </table:table-row>
            <table:table-row>
              <table:table-cell office:value-type="string">
                <text:p>15</text:p>
              </table:table-cell>
              <table:table-cell office:value-type="float" office:value="1875">
                <text:p>1875</text:p>
              </table:table-cell>
              <table:table-cell office:value-type="float" office:value="0.200079091389974">
                <text:p>0.200079091389974</text:p>
              </table:table-cell>
              <table:table-cell office:value-type="float" office:value="0.00855209032694499">
                <text:p>0.00855209032694499</text:p>
              </table:table-cell>
              <table:table-cell office:value-type="float" office:value="0.686925919850667">
                <text:p>0.686925919850667</text:p>
              </table:table-cell>
              <table:table-cell office:value-type="float" office:value="0.0204389413197835">
                <text:p>0.0204389413197835</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3.3$MacOSX_X86_64 LibreOffice_project/d54a8868f08a7b39642414cf2c8ef2f228f780cf</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tru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draw:stroke="none" svg:stroke-width="0.08cm" svg:stroke-color="#ff420e" draw:fill-color="#ff420e" dr3d:edge-rounding="5%"/>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true"/>
      <style:graphic-properties draw:stroke="none" svg:stroke-width="0.08cm" svg:stroke-color="#ffd320" draw:fill-color="#ffd320" dr3d:edge-rounding="5%"/>
      <style:text-properties fo:font-size="10pt" style:font-size-asian="10pt" style:font-size-complex="10pt"/>
    </style:style>
    <style:style style:name="ch13" style:family="chart" style:data-style-name="N0">
      <style:chart-properties chart:symbol-type="named-symbol" chart:symbol-name="arrow-up" chart:symbol-width="0.25cm" chart:symbol-height="0.25cm" chart:link-data-style-to-source="true"/>
      <style:graphic-properties draw:stroke="none" svg:stroke-width="0.08cm" svg:stroke-color="#579d1c" draw:fill-color="#579d1c"/>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5.999cm" svg:height="8.999cm" xlink:href="." xlink:type="simple" chart:class="chart:scatter" chart:style-name="ch1">
        <chart:title svg:x="6.59cm" svg:y="0.315cm" chart:style-name="ch2">
          <text:p>Dane losowe</text:p>
        </chart:title>
        <chart:legend chart:legend-position="end" svg:x="13.109cm" svg:y="3.483cm" style:legend-expansion="high" chart:style-name="ch3"/>
        <chart:plot-area chart:style-name="ch4" chart:data-source-has-labels="both" svg:x="1.32cm" svg:y="1.265cm" svg:width="11.47cm" svg:height="6.584cm">
          <chartooo:coordinate-region svg:x="2.245cm" svg:y="1.457cm" svg:width="10.161cm" svg:height="5.76cm"/>
          <chart:axis chart:dimension="x" chart:name="primary-x" chart:style-name="ch5" chartooo:axis-type="auto">
            <chart:title svg:x="5.559cm" svg:y="8.028cm" chart:style-name="ch6">
              <text:p>Rozmiar dnych [szt.]</text:p>
            </chart:title>
            <chart:categories table:cell-range-address="local-table.$A$2:.$A$16"/>
          </chart:axis>
          <chart:axis chart:dimension="y" chart:name="primary-y" chart:style-name="ch7">
            <chart:title svg:x="0.451cm" svg:y="5.929cm" chart:style-name="ch8">
              <text:p>zas sortowania [s.]</text:p>
            </chart:title>
            <chart:grid chart:style-name="ch9" chart:class="major"/>
          </chart:axis>
          <chart:series chart:style-name="ch10" chart:values-cell-range-address="local-table.$C$2:.$C$16" chart:label-cell-address="local-table.$C$1" chart:class="chart:scatter">
            <chart:domain table:cell-range-address="local-table.$B$2:.$B$16"/>
            <chart:data-point chart:repeated="15"/>
          </chart:series>
          <chart:series chart:style-name="ch11" chart:values-cell-range-address="local-table.$D$2:.$D$16" chart:label-cell-address="local-table.$D$1" chart:class="chart:scatter">
            <chart:data-point chart:repeated="15"/>
          </chart:series>
          <chart:series chart:style-name="ch12" chart:values-cell-range-address="local-table.$E$2:.$E$16" chart:label-cell-address="local-table.$E$1" chart:class="chart:scatter">
            <chart:data-point chart:repeated="15"/>
          </chart:series>
          <chart:series chart:style-name="ch13" chart:values-cell-range-address="local-table.$F$2:.$F$16" chart:label-cell-address="local-table.$F$1" chart:class="chart:scatter">
            <chart:data-point chart:repeated="15"/>
          </chart:series>
          <chart:wall chart:style-name="ch14"/>
          <chart:floor chart:style-name="ch15"/>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
              </table:table-cell>
              <table:table-cell office:value-type="string">
                <text:p>Selection sort</text:p>
              </table:table-cell>
              <table:table-cell office:value-type="string">
                <text:p>Merge sort</text:p>
              </table:table-cell>
              <table:table-cell office:value-type="string">
                <text:p>Insertion sort</text:p>
              </table:table-cell>
              <table:table-cell office:value-type="string">
                <text:p>Heap sort</text:p>
              </table:table-cell>
            </table:table-row>
          </table:table-header-rows>
          <table:table-rows>
            <table:table-row>
              <table:table-cell office:value-type="string">
                <text:p>1</text:p>
              </table:table-cell>
              <table:table-cell office:value-type="float" office:value="125">
                <text:p>125</text:p>
              </table:table-cell>
              <table:table-cell office:value-type="float" office:value="0.00080262819925944">
                <text:p>0.00080262819925944</text:p>
              </table:table-cell>
              <table:table-cell office:value-type="float" office:value="0.000453964869181315">
                <text:p>0.000453964869181315</text:p>
              </table:table-cell>
              <table:table-cell office:value-type="float" office:value="0.00125099817911784">
                <text:p>0.00125099817911784</text:p>
              </table:table-cell>
              <table:table-cell office:value-type="float" office:value="0.00102705955505371">
                <text:p>0.00102705955505371</text:p>
              </table:table-cell>
            </table:table-row>
            <table:table-row>
              <table:table-cell office:value-type="string">
                <text:p>2</text:p>
              </table:table-cell>
              <table:table-cell office:value-type="float" office:value="250">
                <text:p>250</text:p>
              </table:table-cell>
              <table:table-cell office:value-type="float" office:value="0.00306202570597331">
                <text:p>0.00306202570597331</text:p>
              </table:table-cell>
              <table:table-cell office:value-type="float" office:value="0.0010136604309082">
                <text:p>0.0010136604309082</text:p>
              </table:table-cell>
              <table:table-cell office:value-type="float" office:value="0.00521035194396973">
                <text:p>0.00521035194396973</text:p>
              </table:table-cell>
              <table:table-cell office:value-type="float" office:value="0.00196754137674967">
                <text:p>0.00196754137674967</text:p>
              </table:table-cell>
            </table:table-row>
            <table:table-row>
              <table:table-cell office:value-type="string">
                <text:p>3</text:p>
              </table:table-cell>
              <table:table-cell office:value-type="float" office:value="375">
                <text:p>375</text:p>
              </table:table-cell>
              <table:table-cell office:value-type="float" office:value="0.00675740242004395">
                <text:p>0.00675740242004395</text:p>
              </table:table-cell>
              <table:table-cell office:value-type="float" office:value="0.00155949592590332">
                <text:p>0.00155949592590332</text:p>
              </table:table-cell>
              <table:table-cell office:value-type="float" office:value="0.0118751525878906">
                <text:p>0.0118751525878906</text:p>
              </table:table-cell>
              <table:table-cell office:value-type="float" office:value="0.00315601030985514">
                <text:p>0.00315601030985514</text:p>
              </table:table-cell>
            </table:table-row>
            <table:table-row>
              <table:table-cell office:value-type="string">
                <text:p>4</text:p>
              </table:table-cell>
              <table:table-cell office:value-type="float" office:value="500">
                <text:p>500</text:p>
              </table:table-cell>
              <table:table-cell office:value-type="float" office:value="0.0119959513346354">
                <text:p>0.0119959513346354</text:p>
              </table:table-cell>
              <table:table-cell office:value-type="float" office:value="0.0021332581837972">
                <text:p>0.0021332581837972</text:p>
              </table:table-cell>
              <table:table-cell office:value-type="float" office:value="0.0220699628194173">
                <text:p>0.0220699628194173</text:p>
              </table:table-cell>
              <table:table-cell office:value-type="float" office:value="0.00454967816670736">
                <text:p>0.00454967816670736</text:p>
              </table:table-cell>
            </table:table-row>
            <table:table-row>
              <table:table-cell office:value-type="string">
                <text:p>5</text:p>
              </table:table-cell>
              <table:table-cell office:value-type="float" office:value="625">
                <text:p>625</text:p>
              </table:table-cell>
              <table:table-cell office:value-type="float" office:value="0.018958314259847">
                <text:p>0.018958314259847</text:p>
              </table:table-cell>
              <table:table-cell office:value-type="float" office:value="0.00285998980204264">
                <text:p>0.00285998980204264</text:p>
              </table:table-cell>
              <table:table-cell office:value-type="float" office:value="0.0361899534861247">
                <text:p>0.0361899534861247</text:p>
              </table:table-cell>
              <table:table-cell office:value-type="float" office:value="0.00624519983927409">
                <text:p>0.00624519983927409</text:p>
              </table:table-cell>
            </table:table-row>
            <table:table-row>
              <table:table-cell office:value-type="string">
                <text:p>6</text:p>
              </table:table-cell>
              <table:table-cell office:value-type="float" office:value="750">
                <text:p>750</text:p>
              </table:table-cell>
              <table:table-cell office:value-type="float" office:value="0.0264902273813883">
                <text:p>0.0264902273813883</text:p>
              </table:table-cell>
              <table:table-cell office:value-type="float" office:value="0.00354088147481282">
                <text:p>0.00354088147481282</text:p>
              </table:table-cell>
              <table:table-cell office:value-type="float" office:value="0.0532981713612874">
                <text:p>0.0532981713612874</text:p>
              </table:table-cell>
              <table:table-cell office:value-type="float" office:value="0.00753270785013835">
                <text:p>0.00753270785013835</text:p>
              </table:table-cell>
            </table:table-row>
            <table:table-row>
              <table:table-cell office:value-type="string">
                <text:p>7</text:p>
              </table:table-cell>
              <table:table-cell office:value-type="float" office:value="875">
                <text:p>875</text:p>
              </table:table-cell>
              <table:table-cell office:value-type="float" office:value="0.0363889853159587">
                <text:p>0.0363889853159587</text:p>
              </table:table-cell>
              <table:table-cell office:value-type="float" office:value="0.0040652592976888">
                <text:p>0.0040652592976888</text:p>
              </table:table-cell>
              <table:table-cell office:value-type="float" office:value="0.0745257218678792">
                <text:p>0.0745257218678792</text:p>
              </table:table-cell>
              <table:table-cell office:value-type="float" office:value="0.00917641321818034">
                <text:p>0.00917641321818034</text:p>
              </table:table-cell>
            </table:table-row>
            <table:table-row>
              <table:table-cell office:value-type="string">
                <text:p>8</text:p>
              </table:table-cell>
              <table:table-cell office:value-type="float" office:value="1000">
                <text:p>1000</text:p>
              </table:table-cell>
              <table:table-cell office:value-type="float" office:value="0.0473005135854085">
                <text:p>0.0473005135854085</text:p>
              </table:table-cell>
              <table:table-cell office:value-type="float" office:value="0.0045354684193929">
                <text:p>0.0045354684193929</text:p>
              </table:table-cell>
              <table:table-cell office:value-type="float" office:value="0.0936741987864177">
                <text:p>0.0936741987864177</text:p>
              </table:table-cell>
              <table:table-cell office:value-type="float" office:value="0.0106255372365316">
                <text:p>0.0106255372365316</text:p>
              </table:table-cell>
            </table:table-row>
            <table:table-row>
              <table:table-cell office:value-type="string">
                <text:p>9</text:p>
              </table:table-cell>
              <table:table-cell office:value-type="float" office:value="1125">
                <text:p>1125</text:p>
              </table:table-cell>
              <table:table-cell office:value-type="float" office:value="0.0624478816986084">
                <text:p>0.0624478816986084</text:p>
              </table:table-cell>
              <table:table-cell office:value-type="float" office:value="0.00544039408365886">
                <text:p>0.00544039408365886</text:p>
              </table:table-cell>
              <table:table-cell office:value-type="float" office:value="0.122728872299194">
                <text:p>0.122728872299194</text:p>
              </table:table-cell>
              <table:table-cell office:value-type="float" office:value="0.0126519997914632">
                <text:p>0.0126519997914632</text:p>
              </table:table-cell>
            </table:table-row>
            <table:table-row>
              <table:table-cell office:value-type="string">
                <text:p>10</text:p>
              </table:table-cell>
              <table:table-cell office:value-type="float" office:value="1250">
                <text:p>1250</text:p>
              </table:table-cell>
              <table:table-cell office:value-type="float" office:value="0.0792373021443685">
                <text:p>0.0792373021443685</text:p>
              </table:table-cell>
              <table:table-cell office:value-type="float" office:value="0.00632410049438477">
                <text:p>0.00632410049438477</text:p>
              </table:table-cell>
              <table:table-cell office:value-type="float" office:value="0.153486712773641">
                <text:p>0.153486712773641</text:p>
              </table:table-cell>
              <table:table-cell office:value-type="float" office:value="0.0133312384287516">
                <text:p>0.0133312384287516</text:p>
              </table:table-cell>
            </table:table-row>
            <table:table-row>
              <table:table-cell office:value-type="string">
                <text:p>11</text:p>
              </table:table-cell>
              <table:table-cell office:value-type="float" office:value="1375">
                <text:p>1375</text:p>
              </table:table-cell>
              <table:table-cell office:value-type="float" office:value="0.0944426536560059">
                <text:p>0.0944426536560059</text:p>
              </table:table-cell>
              <table:table-cell office:value-type="float" office:value="0.00703838666280111">
                <text:p>0.00703838666280111</text:p>
              </table:table-cell>
              <table:table-cell office:value-type="float" office:value="0.185104401906331">
                <text:p>0.185104401906331</text:p>
              </table:table-cell>
              <table:table-cell office:value-type="float" office:value="0.015269406636556">
                <text:p>0.015269406636556</text:p>
              </table:table-cell>
            </table:table-row>
            <table:table-row>
              <table:table-cell office:value-type="string">
                <text:p>12</text:p>
              </table:table-cell>
              <table:table-cell office:value-type="float" office:value="1500">
                <text:p>1500</text:p>
              </table:table-cell>
              <table:table-cell office:value-type="float" office:value="0.112534062067668">
                <text:p>0.112534062067668</text:p>
              </table:table-cell>
              <table:table-cell office:value-type="float" office:value="0.00743004480997721">
                <text:p>0.00743004480997721</text:p>
              </table:table-cell>
              <table:table-cell office:value-type="float" office:value="0.222940762837728">
                <text:p>0.222940762837728</text:p>
              </table:table-cell>
              <table:table-cell office:value-type="float" office:value="0.017095422744751">
                <text:p>0.017095422744751</text:p>
              </table:table-cell>
            </table:table-row>
            <table:table-row>
              <table:table-cell office:value-type="string">
                <text:p>13</text:p>
              </table:table-cell>
              <table:table-cell office:value-type="float" office:value="1625">
                <text:p>1625</text:p>
              </table:table-cell>
              <table:table-cell office:value-type="float" office:value="0.129944022496541">
                <text:p>0.129944022496541</text:p>
              </table:table-cell>
              <table:table-cell office:value-type="float" office:value="0.00807196299235026">
                <text:p>0.00807196299235026</text:p>
              </table:table-cell>
              <table:table-cell office:value-type="float" office:value="0.264086167017619">
                <text:p>0.264086167017619</text:p>
              </table:table-cell>
              <table:table-cell office:value-type="float" office:value="0.0186988194783529">
                <text:p>0.0186988194783529</text:p>
              </table:table-cell>
            </table:table-row>
            <table:table-row>
              <table:table-cell office:value-type="string">
                <text:p>14</text:p>
              </table:table-cell>
              <table:table-cell office:value-type="float" office:value="1750">
                <text:p>1750</text:p>
              </table:table-cell>
              <table:table-cell office:value-type="float" office:value="0.151663589477539">
                <text:p>0.151663589477539</text:p>
              </table:table-cell>
              <table:table-cell office:value-type="float" office:value="0.00877828598022461">
                <text:p>0.00877828598022461</text:p>
              </table:table-cell>
              <table:table-cell office:value-type="float" office:value="0.307438596089681">
                <text:p>0.307438596089681</text:p>
              </table:table-cell>
              <table:table-cell office:value-type="float" office:value="0.0204047838846842">
                <text:p>0.0204047838846842</text:p>
              </table:table-cell>
            </table:table-row>
            <table:table-row>
              <table:table-cell office:value-type="string">
                <text:p>15</text:p>
              </table:table-cell>
              <table:table-cell office:value-type="float" office:value="1875">
                <text:p>1875</text:p>
              </table:table-cell>
              <table:table-cell office:value-type="float" office:value="0.173898919423421">
                <text:p>0.173898919423421</text:p>
              </table:table-cell>
              <table:table-cell office:value-type="float" office:value="0.00929673512776693">
                <text:p>0.00929673512776693</text:p>
              </table:table-cell>
              <table:table-cell office:value-type="float" office:value="0.352970854441325">
                <text:p>0.352970854441325</text:p>
              </table:table-cell>
              <table:table-cell office:value-type="float" office:value="0.0221883138020833">
                <text:p>0.0221883138020833</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3.3$MacOSX_X86_64 LibreOffice_project/d54a8868f08a7b39642414cf2c8ef2f228f780cf</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tru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draw:stroke="none" svg:stroke-width="0.08cm" svg:stroke-color="#ff420e" draw:fill-color="#ff420e" dr3d:edge-rounding="5%"/>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true"/>
      <style:graphic-properties draw:stroke="none" svg:stroke-width="0.08cm" svg:stroke-color="#ffd320" draw:fill-color="#ffd320"/>
      <style:text-properties fo:font-size="10pt" style:font-size-asian="10pt" style:font-size-complex="10pt"/>
    </style:style>
    <style:style style:name="ch13" style:family="chart" style:data-style-name="N0">
      <style:chart-properties chart:symbol-type="named-symbol" chart:symbol-name="arrow-up" chart:symbol-width="0.25cm" chart:symbol-height="0.25cm" chart:link-data-style-to-source="true"/>
      <style:graphic-properties draw:stroke="none" svg:stroke-width="0.08cm" svg:stroke-color="#579d1c" draw:fill-color="#579d1c"/>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5.999cm" svg:height="8.999cm" xlink:href="." xlink:type="simple" chart:class="chart:scatter" chart:style-name="ch1">
        <chart:title svg:x="6.207cm" svg:y="0.315cm" chart:style-name="ch2">
          <text:p>Dane v-kształtne</text:p>
        </chart:title>
        <chart:legend chart:legend-position="end" svg:x="13.109cm" svg:y="3.483cm" style:legend-expansion="high" chart:style-name="ch3"/>
        <chart:plot-area chart:style-name="ch4" chart:data-source-has-labels="both" svg:x="1.32cm" svg:y="1.265cm" svg:width="11.47cm" svg:height="6.584cm">
          <chartooo:coordinate-region svg:x="2.245cm" svg:y="1.457cm" svg:width="10.161cm" svg:height="5.76cm"/>
          <chart:axis chart:dimension="x" chart:name="primary-x" chart:style-name="ch5" chartooo:axis-type="auto">
            <chart:title svg:x="5.469cm" svg:y="8.028cm" chart:style-name="ch6">
              <text:p>Rozmiar danych [szt.]</text:p>
            </chart:title>
            <chart:categories table:cell-range-address="local-table.$A$2:.$A$16"/>
          </chart:axis>
          <chart:axis chart:dimension="y" chart:name="primary-y" chart:style-name="ch7">
            <chart:title svg:x="0.451cm" svg:y="6.042cm" chart:style-name="ch8">
              <text:p>Czas sortowania [s.]</text:p>
            </chart:title>
            <chart:grid chart:style-name="ch9" chart:class="major"/>
          </chart:axis>
          <chart:series chart:style-name="ch10" chart:values-cell-range-address="local-table.$C$2:.$C$16" chart:label-cell-address="local-table.$C$1" chart:class="chart:scatter">
            <chart:domain table:cell-range-address="local-table.$B$2:.$B$16"/>
            <chart:data-point chart:repeated="15"/>
          </chart:series>
          <chart:series chart:style-name="ch11" chart:values-cell-range-address="local-table.$D$2:.$D$16" chart:label-cell-address="local-table.$D$1" chart:class="chart:scatter">
            <chart:data-point chart:repeated="15"/>
          </chart:series>
          <chart:series chart:style-name="ch12" chart:values-cell-range-address="local-table.$E$2:.$E$16" chart:label-cell-address="local-table.$E$1" chart:class="chart:scatter">
            <chart:data-point chart:repeated="15"/>
          </chart:series>
          <chart:series chart:style-name="ch13" chart:values-cell-range-address="local-table.$F$2:.$F$16" chart:label-cell-address="local-table.$F$1" chart:class="chart:scatter">
            <chart:data-point chart:repeated="15"/>
          </chart:series>
          <chart:wall chart:style-name="ch14"/>
          <chart:floor chart:style-name="ch15"/>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
              </table:table-cell>
              <table:table-cell office:value-type="string">
                <text:p>Selection sort</text:p>
              </table:table-cell>
              <table:table-cell office:value-type="string">
                <text:p>Merge sort</text:p>
              </table:table-cell>
              <table:table-cell office:value-type="string">
                <text:p>Insertion sort</text:p>
              </table:table-cell>
              <table:table-cell office:value-type="string">
                <text:p>Heap sort</text:p>
              </table:table-cell>
            </table:table-row>
          </table:table-header-rows>
          <table:table-rows>
            <table:table-row>
              <table:table-cell office:value-type="string">
                <text:p>1</text:p>
              </table:table-cell>
              <table:table-cell office:value-type="float" office:value="125">
                <text:p>125</text:p>
              </table:table-cell>
              <table:table-cell office:value-type="float" office:value="0.000828329722086589">
                <text:p>0.000828329722086589</text:p>
              </table:table-cell>
              <table:table-cell office:value-type="float" office:value="0.000443601608276367">
                <text:p>0.000443601608276367</text:p>
              </table:table-cell>
              <table:table-cell office:value-type="float" office:value="0.00129373868306478">
                <text:p>0.00129373868306478</text:p>
              </table:table-cell>
              <table:table-cell office:value-type="float" office:value="0.000796937942504883">
                <text:p>0.000796937942504883</text:p>
              </table:table-cell>
            </table:table-row>
            <table:table-row>
              <table:table-cell office:value-type="string">
                <text:p>2</text:p>
              </table:table-cell>
              <table:table-cell office:value-type="float" office:value="250">
                <text:p>250</text:p>
              </table:table-cell>
              <table:table-cell office:value-type="float" office:value="0.00283943812052409">
                <text:p>0.00283943812052409</text:p>
              </table:table-cell>
              <table:table-cell office:value-type="float" office:value="0.000971523920694987">
                <text:p>0.000971523920694987</text:p>
              </table:table-cell>
              <table:table-cell office:value-type="float" office:value="0.00515748659769694">
                <text:p>0.00515748659769694</text:p>
              </table:table-cell>
              <table:table-cell office:value-type="float" office:value="0.00192991892496745">
                <text:p>0.00192991892496745</text:p>
              </table:table-cell>
            </table:table-row>
            <table:table-row>
              <table:table-cell office:value-type="string">
                <text:p>3</text:p>
              </table:table-cell>
              <table:table-cell office:value-type="float" office:value="375">
                <text:p>375</text:p>
              </table:table-cell>
              <table:table-cell office:value-type="float" office:value="0.0065364678700765">
                <text:p>0.0065364678700765</text:p>
              </table:table-cell>
              <table:table-cell office:value-type="float" office:value="0.00148960749308268">
                <text:p>0.00148960749308268</text:p>
              </table:table-cell>
              <table:table-cell office:value-type="float" office:value="0.0116976579030355">
                <text:p>0.0116976579030355</text:p>
              </table:table-cell>
              <table:table-cell office:value-type="float" office:value="0.00314329465230306">
                <text:p>0.00314329465230306</text:p>
              </table:table-cell>
            </table:table-row>
            <table:table-row>
              <table:table-cell office:value-type="string">
                <text:p>4</text:p>
              </table:table-cell>
              <table:table-cell office:value-type="float" office:value="500">
                <text:p>500</text:p>
              </table:table-cell>
              <table:table-cell office:value-type="float" office:value="0.0117774168650309">
                <text:p>0.0117774168650309</text:p>
              </table:table-cell>
              <table:table-cell office:value-type="float" office:value="0.00199777285257975">
                <text:p>0.00199777285257975</text:p>
              </table:table-cell>
              <table:table-cell office:value-type="float" office:value="0.0222758452097575">
                <text:p>0.0222758452097575</text:p>
              </table:table-cell>
              <table:table-cell office:value-type="float" office:value="0.00456072489420573">
                <text:p>0.00456072489420573</text:p>
              </table:table-cell>
            </table:table-row>
            <table:table-row>
              <table:table-cell office:value-type="string">
                <text:p>5</text:p>
              </table:table-cell>
              <table:table-cell office:value-type="float" office:value="625">
                <text:p>625</text:p>
              </table:table-cell>
              <table:table-cell office:value-type="float" office:value="0.0190424760182699">
                <text:p>0.0190424760182699</text:p>
              </table:table-cell>
              <table:table-cell office:value-type="float" office:value="0.00266749064127604">
                <text:p>0.00266749064127604</text:p>
              </table:table-cell>
              <table:table-cell office:value-type="float" office:value="0.0339879194895426">
                <text:p>0.0339879194895426</text:p>
              </table:table-cell>
              <table:table-cell office:value-type="float" office:value="0.00553903579711914">
                <text:p>0.00553903579711914</text:p>
              </table:table-cell>
            </table:table-row>
            <table:table-row>
              <table:table-cell office:value-type="string">
                <text:p>6</text:p>
              </table:table-cell>
              <table:table-cell office:value-type="float" office:value="750">
                <text:p>750</text:p>
              </table:table-cell>
              <table:table-cell office:value-type="float" office:value="0.0272517522176107">
                <text:p>0.0272517522176107</text:p>
              </table:table-cell>
              <table:table-cell office:value-type="float" office:value="0.0032158374786377">
                <text:p>0.0032158374786377</text:p>
              </table:table-cell>
              <table:table-cell office:value-type="float" office:value="0.0495157559712728">
                <text:p>0.0495157559712728</text:p>
              </table:table-cell>
              <table:table-cell office:value-type="float" office:value="0.00702126820882161">
                <text:p>0.00702126820882161</text:p>
              </table:table-cell>
            </table:table-row>
            <table:table-row>
              <table:table-cell office:value-type="string">
                <text:p>7</text:p>
              </table:table-cell>
              <table:table-cell office:value-type="float" office:value="875">
                <text:p>875</text:p>
              </table:table-cell>
              <table:table-cell office:value-type="float" office:value="0.0367395242055257">
                <text:p>0.0367395242055257</text:p>
              </table:table-cell>
              <table:table-cell office:value-type="float" office:value="0.00382493336995443">
                <text:p>0.00382493336995443</text:p>
              </table:table-cell>
              <table:table-cell office:value-type="float" office:value="0.0693027496337891">
                <text:p>0.0693027496337891</text:p>
              </table:table-cell>
              <table:table-cell office:value-type="float" office:value="0.00876903533935547">
                <text:p>0.00876903533935547</text:p>
              </table:table-cell>
            </table:table-row>
            <table:table-row>
              <table:table-cell office:value-type="string">
                <text:p>8</text:p>
              </table:table-cell>
              <table:table-cell office:value-type="float" office:value="1000">
                <text:p>1000</text:p>
              </table:table-cell>
              <table:table-cell office:value-type="float" office:value="0.0503832817077637">
                <text:p>0.0503832817077637</text:p>
              </table:table-cell>
              <table:table-cell office:value-type="float" office:value="0.0044986883799235">
                <text:p>0.0044986883799235</text:p>
              </table:table-cell>
              <table:table-cell office:value-type="float" office:value="0.0937912940979004">
                <text:p>0.0937912940979004</text:p>
              </table:table-cell>
              <table:table-cell office:value-type="float" office:value="0.010122013092041">
                <text:p>0.010122013092041</text:p>
              </table:table-cell>
            </table:table-row>
            <table:table-row>
              <table:table-cell office:value-type="string">
                <text:p>9</text:p>
              </table:table-cell>
              <table:table-cell office:value-type="float" office:value="1125">
                <text:p>1125</text:p>
              </table:table-cell>
              <table:table-cell office:value-type="float" office:value="0.0620419184366862">
                <text:p>0.0620419184366862</text:p>
              </table:table-cell>
              <table:table-cell office:value-type="float" office:value="0.00501999855041504">
                <text:p>0.00501999855041504</text:p>
              </table:table-cell>
              <table:table-cell office:value-type="float" office:value="0.119911289215088">
                <text:p>0.119911289215088</text:p>
              </table:table-cell>
              <table:table-cell office:value-type="float" office:value="0.0114559650421143">
                <text:p>0.0114559650421143</text:p>
              </table:table-cell>
            </table:table-row>
            <table:table-row>
              <table:table-cell office:value-type="string">
                <text:p>10</text:p>
              </table:table-cell>
              <table:table-cell office:value-type="float" office:value="1250">
                <text:p>1250</text:p>
              </table:table-cell>
              <table:table-cell office:value-type="float" office:value="0.0751962184906006">
                <text:p>0.0751962184906006</text:p>
              </table:table-cell>
              <table:table-cell office:value-type="float" office:value="0.00536403656005859">
                <text:p>0.00536403656005859</text:p>
              </table:table-cell>
              <table:table-cell office:value-type="float" office:value="0.146642939249674">
                <text:p>0.146642939249674</text:p>
              </table:table-cell>
              <table:table-cell office:value-type="float" office:value="0.0126192251841227">
                <text:p>0.0126192251841227</text:p>
              </table:table-cell>
            </table:table-row>
            <table:table-row>
              <table:table-cell office:value-type="string">
                <text:p>11</text:p>
              </table:table-cell>
              <table:table-cell office:value-type="float" office:value="1375">
                <text:p>1375</text:p>
              </table:table-cell>
              <table:table-cell office:value-type="float" office:value="0.0904064814249674">
                <text:p>0.0904064814249674</text:p>
              </table:table-cell>
              <table:table-cell office:value-type="float" office:value="0.0061833381652832">
                <text:p>0.0061833381652832</text:p>
              </table:table-cell>
              <table:table-cell office:value-type="float" office:value="0.178490479787191">
                <text:p>0.178490479787191</text:p>
              </table:table-cell>
              <table:table-cell office:value-type="float" office:value="0.0140804290771484">
                <text:p>0.0140804290771484</text:p>
              </table:table-cell>
            </table:table-row>
            <table:table-row>
              <table:table-cell office:value-type="string">
                <text:p>12</text:p>
              </table:table-cell>
              <table:table-cell office:value-type="float" office:value="1500">
                <text:p>1500</text:p>
              </table:table-cell>
              <table:table-cell office:value-type="float" office:value="0.108165009816488">
                <text:p>0.108165009816488</text:p>
              </table:table-cell>
              <table:table-cell office:value-type="float" office:value="0.0068083922068278">
                <text:p>0.0068083922068278</text:p>
              </table:table-cell>
              <table:table-cell office:value-type="float" office:value="0.214462518692017">
                <text:p>0.214462518692017</text:p>
              </table:table-cell>
              <table:table-cell office:value-type="float" office:value="0.0162712256113688">
                <text:p>0.0162712256113688</text:p>
              </table:table-cell>
            </table:table-row>
            <table:table-row>
              <table:table-cell office:value-type="string">
                <text:p>13</text:p>
              </table:table-cell>
              <table:table-cell office:value-type="float" office:value="1625">
                <text:p>1625</text:p>
              </table:table-cell>
              <table:table-cell office:value-type="float" office:value="0.127179336547852">
                <text:p>0.127179336547852</text:p>
              </table:table-cell>
              <table:table-cell office:value-type="float" office:value="0.00748833020528158">
                <text:p>0.00748833020528158</text:p>
              </table:table-cell>
              <table:table-cell office:value-type="float" office:value="0.252073113123576">
                <text:p>0.252073113123576</text:p>
              </table:table-cell>
              <table:table-cell office:value-type="float" office:value="0.0175188382466634">
                <text:p>0.0175188382466634</text:p>
              </table:table-cell>
            </table:table-row>
            <table:table-row>
              <table:table-cell office:value-type="string">
                <text:p>14</text:p>
              </table:table-cell>
              <table:table-cell office:value-type="float" office:value="1750">
                <text:p>1750</text:p>
              </table:table-cell>
              <table:table-cell office:value-type="float" office:value="0.146683994928996">
                <text:p>0.146683994928996</text:p>
              </table:table-cell>
              <table:table-cell office:value-type="float" office:value="0.00772500038146973">
                <text:p>0.00772500038146973</text:p>
              </table:table-cell>
              <table:table-cell office:value-type="float" office:value="0.295413668950399">
                <text:p>0.295413668950399</text:p>
              </table:table-cell>
              <table:table-cell office:value-type="float" office:value="0.0198443412780762">
                <text:p>0.0198443412780762</text:p>
              </table:table-cell>
            </table:table-row>
            <table:table-row>
              <table:table-cell office:value-type="string">
                <text:p>15</text:p>
              </table:table-cell>
              <table:table-cell office:value-type="float" office:value="1875">
                <text:p>1875</text:p>
              </table:table-cell>
              <table:table-cell office:value-type="float" office:value="0.174875418345133">
                <text:p>0.174875418345133</text:p>
              </table:table-cell>
              <table:table-cell office:value-type="float" office:value="0.00836939811706543">
                <text:p>0.00836939811706543</text:p>
              </table:table-cell>
              <table:table-cell office:value-type="float" office:value="0.491588020324707">
                <text:p>0.491588020324707</text:p>
              </table:table-cell>
              <table:table-cell office:value-type="float" office:value="0.0210458596547445">
                <text:p>0.0210458596547445</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3.3$MacOSX_X86_64 LibreOffice_project/d54a8868f08a7b39642414cf2c8ef2f228f780cf</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